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4.249cm" style:rel-column-width="16380*"/>
    </style:style>
    <style:style style:name="Tabla2.B" style:family="table-column">
      <style:table-column-properties style:column-width="4.251cm" style:rel-column-width="16387*"/>
    </style:style>
    <style:style style:name="Tabla2.D" style:family="table-column">
      <style:table-column-properties style:column-width="4.251cm" style:rel-column-width="16388*"/>
    </style:style>
    <style:style style:name="Tab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2.D1" style:family="table-cell">
      <style:table-cell-properties fo:padding="0.049cm" fo:border="0.05pt solid #000000" style:writing-mode="page"/>
    </style:style>
    <style:style style:name="Tabla2.2" style:family="table-row">
      <style:table-row-properties style:min-row-height="1.861cm"/>
    </style:style>
    <style:style style:name="Tab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6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4.983cm"/>
    </style:style>
    <style:style style:name="Tabla6.B" style:family="table-column">
      <style:table-column-properties style:column-width="8.313cm"/>
    </style:style>
    <style:style style:name="Tabla6.C" style:family="table-column">
      <style:table-column-properties style:column-width="2.605cm"/>
    </style:style>
    <style:style style:name="Tabla6.1" style:family="table-row">
      <style:table-row-properties style:min-row-height="0.993cm" fo:background-color="transparent" fo:keep-together="auto">
        <style:background-image/>
      </style:table-row-properties>
    </style:style>
    <style:style style:name="Tabla6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6.C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6.2" style:family="table-row">
      <style:table-row-properties style:min-row-height="0.605cm"/>
    </style:style>
    <style:style style:name="Tabla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C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6.3" style:family="table-row">
      <style:table-row-properties style:min-row-height="0.603cm"/>
    </style:style>
    <style:style style:name="Tabla6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C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2.387cm"/>
    </style:style>
    <style:style style:name="Tabla3.C" style:family="table-column">
      <style:table-column-properties style:column-width="1.859cm"/>
    </style:style>
    <style:style style:name="Tabla3.D" style:family="table-column">
      <style:table-column-properties style:column-width="2.021cm"/>
    </style:style>
    <style:style style:name="Tabla3.E" style:family="table-column">
      <style:table-column-properties style:column-width="2.011cm"/>
    </style:style>
    <style:style style:name="Tabla3.F" style:family="table-column">
      <style:table-column-properties style:column-width="2.461cm"/>
    </style:style>
    <style:style style:name="Tabla3.G" style:family="table-column">
      <style:table-column-properties style:column-width="1.353cm"/>
    </style:style>
    <style:style style:name="Tabla3.H" style:family="table-column">
      <style:table-column-properties style:column-width="1.423cm"/>
    </style:style>
    <style:style style:name="Tabla3.1" style:family="table-row">
      <style:table-row-properties style:min-row-height="1.39cm"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3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3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G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3.4" style:family="table-row">
      <style:table-row-properties style:min-row-height="0.605cm"/>
    </style:style>
    <style:style style:name="Tabla3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605cm"/>
    </style:style>
    <style:style style:name="Tabla3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4.773cm"/>
    </style:style>
    <style:style style:name="Tabla7.B" style:family="table-column">
      <style:table-column-properties style:column-width="1.859cm"/>
    </style:style>
    <style:style style:name="Tabla7.C" style:family="table-column">
      <style:table-column-properties style:column-width="2.021cm"/>
    </style:style>
    <style:style style:name="Tabla7.D" style:family="table-column">
      <style:table-column-properties style:column-width="2.011cm"/>
    </style:style>
    <style:style style:name="Tabla7.E" style:family="table-column">
      <style:table-column-properties style:column-width="2.461cm"/>
    </style:style>
    <style:style style:name="Tabla7.F" style:family="table-column">
      <style:table-column-properties style:column-width="1.353cm"/>
    </style:style>
    <style:style style:name="Tabla7.G" style:family="table-column">
      <style:table-column-properties style:column-width="1.423cm"/>
    </style:style>
    <style:style style:name="Tabla7.1" style:family="table-row">
      <style:table-row-properties style:min-row-height="1.39cm" fo:background-color="transparent" fo:keep-together="auto">
        <style:background-image/>
      </style:table-row-properties>
    </style:style>
    <style:style style:name="Tabla7.A1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7.E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7.G1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7.2" style:family="table-row">
      <style:table-row-properties style:min-row-height="0.605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E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F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G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7.3" style:family="table-row">
      <style:table-row-properties style:min-row-height="0.605cm"/>
    </style:style>
    <style:style style:name="Tabla7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4.773cm"/>
    </style:style>
    <style:style style:name="Tabla5.B" style:family="table-column">
      <style:table-column-properties style:column-width="1.859cm"/>
    </style:style>
    <style:style style:name="Tabla5.C" style:family="table-column">
      <style:table-column-properties style:column-width="2.021cm"/>
    </style:style>
    <style:style style:name="Tabla5.D" style:family="table-column">
      <style:table-column-properties style:column-width="2.011cm"/>
    </style:style>
    <style:style style:name="Tabla5.E" style:family="table-column">
      <style:table-column-properties style:column-width="2.461cm"/>
    </style:style>
    <style:style style:name="Tabla5.F" style:family="table-column">
      <style:table-column-properties style:column-width="1.353cm"/>
    </style:style>
    <style:style style:name="Tabla5.G" style:family="table-column">
      <style:table-column-properties style:column-width="1.423cm"/>
    </style:style>
    <style:style style:name="Tabla5.1" style:family="table-row">
      <style:table-row-properties style:min-row-height="1.39cm" fo:background-color="transparent" fo:keep-together="auto">
        <style:background-image/>
      </style:table-row-properties>
    </style:style>
    <style:style style:name="Tabla5.A1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5.E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5.G1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5.2" style:family="table-row">
      <style:table-row-properties style:min-row-height="0.605cm"/>
    </style:style>
    <style:style style:name="Tabla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E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F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G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0.605cm"/>
    </style:style>
    <style:style style:name="Tabla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2.387cm"/>
    </style:style>
    <style:style style:name="Tabla1.C" style:family="table-column">
      <style:table-column-properties style:column-width="1.859cm"/>
    </style:style>
    <style:style style:name="Tabla1.D" style:family="table-column">
      <style:table-column-properties style:column-width="2.536cm"/>
    </style:style>
    <style:style style:name="Tabla1.E" style:family="table-column">
      <style:table-column-properties style:column-width="2.025cm"/>
    </style:style>
    <style:style style:name="Tabla1.F" style:family="table-column">
      <style:table-column-properties style:column-width="1.931cm"/>
    </style:style>
    <style:style style:name="Tabla1.G" style:family="table-column">
      <style:table-column-properties style:column-width="1.353cm"/>
    </style:style>
    <style:style style:name="Tabla1.H" style:family="table-column">
      <style:table-column-properties style:column-width="1.423cm"/>
    </style:style>
    <style:style style:name="Tabla1.1" style:family="table-row">
      <style:table-row-properties style:min-row-height="1.39cm" fo:background-color="transparent" fo:keep-together="auto">
        <style:background-image/>
      </style:table-row-properties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1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F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3" style:family="table-row">
      <style:table-row-properties style:min-row-height="0.605cm"/>
    </style:style>
    <style:style style:name="Tabla1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G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.4" style:family="table-row">
      <style:table-row-properties style:min-row-height="0.605cm"/>
    </style:style>
    <style:style style:name="Tabla1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2.387cm"/>
    </style:style>
    <style:style style:name="Tabla4.C" style:family="table-column">
      <style:table-column-properties style:column-width="1.859cm"/>
    </style:style>
    <style:style style:name="Tabla4.D" style:family="table-column">
      <style:table-column-properties style:column-width="2.536cm"/>
    </style:style>
    <style:style style:name="Tabla4.E" style:family="table-column">
      <style:table-column-properties style:column-width="2.025cm"/>
    </style:style>
    <style:style style:name="Tabla4.F" style:family="table-column">
      <style:table-column-properties style:column-width="1.931cm"/>
    </style:style>
    <style:style style:name="Tabla4.G" style:family="table-column">
      <style:table-column-properties style:column-width="1.353cm"/>
    </style:style>
    <style:style style:name="Tabla4.H" style:family="table-column">
      <style:table-column-properties style:column-width="1.423cm"/>
    </style:style>
    <style:style style:name="Tabla4.1" style:family="table-row">
      <style:table-row-properties style:min-row-height="1.39cm"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4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4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G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3" style:family="table-row">
      <style:table-row-properties style:min-row-height="0.605cm"/>
    </style:style>
    <style:style style:name="Tabla4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4.4" style:family="table-row">
      <style:table-row-properties style:min-row-height="0.605cm"/>
    </style:style>
    <style:style style:name="Tabla4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 style:writing-mode="lr-tb"/>
      <style:text-properties officeooo:paragraph-rsid="00bce5d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-0.139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>
        <style:tab-stops>
          <style:tab-stop style:position="16.252cm" style:type="right"/>
        </style:tab-stops>
      </style:paragraph-properties>
      <style:text-properties style:use-window-font-color="true" loext:opacity="0%" style:font-name="Times New Roman1" fo:font-size="11pt" fo:letter-spacing="-0.004cm" officeooo:paragraph-rsid="007c578d" style:font-name-asian="Times New Roman2" style:font-size-asian="11pt" style:font-name-complex="Times New Roman2" style:font-size-complex="11pt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-0.139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>
        <style:tab-stops>
          <style:tab-stop style:position="16.252cm" style:type="right"/>
        </style:tab-stops>
      </style:paragraph-properties>
      <style:text-properties style:font-name="Times New Roman1" fo:font-size="12pt" officeooo:paragraph-rsid="007c578d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cb1466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7992b3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80eb8f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Times New Roman1" fo:font-size="11pt" fo:font-style="normal" style:text-underline-style="none" fo:font-weight="bold" officeooo:paragraph-rsid="0081c574" fo:background-color="transparent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81c574"/>
    </style:style>
    <style:style style:name="P9" style:family="paragraph" style:parent-style-name="Standard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Times New Roman1" fo:font-size="12pt" officeooo:paragraph-rsid="007e4f23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a8c488"/>
    </style:style>
    <style:style style:name="P11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bold" officeooo:rsid="0019ab43" officeooo:paragraph-rsid="009b771c" fo:background-color="transparent" style:font-name-asian="Times New Roman2" style:font-style-asian="normal" style:font-weight-asian="bold" style:font-name-complex="Times New Roman2" style:font-style-complex="normal" style:font-weight-complex="bold"/>
    </style:style>
    <style:style style:name="P12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a2c266"/>
    </style:style>
    <style:style style:name="P13" style:family="paragraph" style:parent-style-name="Standard" style:list-style-name="L2" style:master-page-name="">
      <loext:graphic-properties draw:fill="none"/>
      <style:paragraph-properties fo:margin-left="0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reak-before="auto" fo:break-after="auto" fo:background-color="transparent" style:vertical-align="baseline" style:writing-mode="lr-tb">
        <style:tab-stops>
          <style:tab-stop style:position="4.191cm"/>
        </style:tab-stops>
      </style:paragraph-properties>
      <style:text-properties fo:color="#000000" loext:opacity="100%" style:font-name="Times New Roman1" fo:font-size="12pt" fo:language="es" fo:country="ES" fo:font-style="normal" style:text-underline-style="none" fo:font-weight="bold" officeooo:rsid="0019ab43" officeooo:paragraph-rsid="00a88fcb" fo:background-color="transparent" style:font-name-asian="Times New Roman2" style:font-size-asian="12pt" style:font-style-asian="normal" style:font-weight-asian="bold" style:font-name-complex="Arial3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2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67a69c" style:font-name-asian="Times New Roman2" style:font-size-asian="12pt" style:font-style-asian="normal" style:font-weight-asian="normal" style:font-name-complex="Times New Roman2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1">
      <style:paragraph-properties fo:margin-left="0cm" fo:margin-right="0cm" fo:margin-top="0.101cm" fo:margin-bottom="0.101cm" style:contextual-spacing="false" fo:line-height="100%" fo:text-align="justify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paragraph-rsid="0019ab43" style:font-name-asian="Times New Roman2" style:font-size-asian="12pt" style:font-style-asian="normal" style:font-weight-asian="bold" style:font-name-complex="Times New Roman2" style:font-size-complex="12pt"/>
    </style:style>
    <style:style style:name="P16" style:family="paragraph" style:parent-style-name="Standard" style:list-style-name="L1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fo:font-size="12pt" officeooo:paragraph-rsid="0067a69c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1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bold" officeooo:paragraph-rsid="0067a69c" style:font-name-asian="Times New Roman2" style:font-size-asian="11pt" style:font-style-asian="normal" style:font-weight-asian="bold" style:font-name-complex="Times New Roman2" style:font-size-complex="11pt"/>
    </style:style>
    <style:style style:name="P18" style:family="paragraph" style:parent-style-name="Standard" style:list-style-name="L1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bold" officeooo:paragraph-rsid="001c6798" style:font-name-asian="Times New Roman2" style:font-size-asian="11pt" style:font-style-asian="normal" style:font-weight-asian="bold" style:font-name-complex="Times New Roman2" style:font-size-complex="11pt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1" fo:font-size="12pt" officeooo:rsid="001c6798" officeooo:paragraph-rsid="001c6798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2pt" officeooo:rsid="001c6798" officeooo:paragraph-rsid="001c6798" style:font-size-asian="12pt" style:font-size-complex="12pt"/>
    </style:style>
    <style:style style:name="P21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9b771c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22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9cd78d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/>
      <style:text-properties style:use-window-font-color="true" loext:opacity="0%" style:font-name="Times New Roman1" fo:font-size="12pt" fo:letter-spacing="-0.004cm" officeooo:paragraph-rsid="001c6798" style:font-name-asian="Times New Roman2" style:font-size-asian="12pt" style:font-name-complex="Times New Roman2" style:font-size-complex="12pt"/>
    </style:style>
    <style:style style:name="P24" style:family="paragraph" style:parent-style-name="Standard" style:list-style-name="L3"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style:font-name="Times New Roman1" fo:font-size="11pt" officeooo:paragraph-rsid="0023ef2c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officeooo:paragraph-rsid="00a8c48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style:text-line-through-style="none" style:text-line-through-type="none" style:font-name="Times New Roman1" fo:font-size="12pt" style:text-underline-style="none" officeooo:paragraph-rsid="005372c4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officeooo:paragraph-rsid="001c6798" style:font-name-asian="Times New Roman2" style:font-size-asian="12pt" style:font-name-complex="Times New Roman2" style:font-size-complex="12pt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Times New Roman1" fo:font-size="12pt" officeooo:paragraph-rsid="0067a69c" style:font-size-asian="12pt" style:font-size-complex="12pt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Times New Roman1" fo:font-size="12pt" officeooo:paragraph-rsid="007f6d2d" style:font-size-asian="12pt" style:font-size-complex="12pt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Times New Roman1" officeooo:paragraph-rsid="0067a69c"/>
    </style:style>
    <style:style style:name="P31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e3ebd" officeooo:paragraph-rsid="006e3ebd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3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39ac63" officeooo:paragraph-rsid="006e3ebd" style:font-size-asian="8pt" style:font-style-asian="normal" style:font-weight-asian="bold" style:font-size-complex="8pt" style:font-style-complex="normal" style:font-weight-complex="bold"/>
    </style:style>
    <style:style style:name="P33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6e3eb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b2b12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style:use-window-font-color="true" loext:opacity="0%" style:font-name="Times New Roman1" fo:font-size="11pt" fo:font-weight="normal" officeooo:rsid="00aafecc" officeooo:paragraph-rsid="006e3ebd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36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fo:font-size="8pt" fo:font-weight="bold" officeooo:rsid="007b29da" officeooo:paragraph-rsid="007b29da" style:font-size-asian="8pt" style:font-weight-asian="bold" style:font-size-complex="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Times New Roman1" officeooo:rsid="00797ec2" officeooo:paragraph-rsid="006e3ebd"/>
    </style:style>
    <style:style style:name="P38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style:text-line-through-style="none" style:text-line-through-type="none" style:font-name="Times New Roman1" fo:font-size="12pt" style:text-underline-style="none" officeooo:paragraph-rsid="00d1e75c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2ca7dd" officeooo:paragraph-rsid="006c5fec" style:font-name-asian="Times New Roman2" style:font-size-asian="12pt" style:font-weight-asian="bold" style:font-name-complex="Times New Roman2" style:font-size-complex="12pt"/>
    </style:style>
    <style:style style:name="P40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4203c0"/>
    </style:style>
    <style:style style:name="P41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c5fec" officeooo:paragraph-rsid="006c5fec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4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6bbe20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6bbe20" style:font-size-asian="8pt" style:font-style-asian="normal" style:font-weight-asian="bold" style:font-size-complex="8pt" style:font-style-complex="normal" style:font-weight-complex="bold"/>
    </style:style>
    <style:style style:name="P4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paragraph-rsid="008fbfef" style:font-size-asian="8pt" style:font-style-asian="normal" style:font-weight-asian="bold" style:font-size-complex="8pt" style:font-style-complex="normal" style:font-weight-complex="bold"/>
    </style:style>
    <style:style style:name="P4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paragraph-rsid="0043ebf3" style:font-size-asian="8pt" style:font-style-asian="normal" style:font-weight-asian="bold" style:font-size-complex="8pt" style:font-style-complex="normal" style:font-weight-complex="bold"/>
    </style:style>
    <style:style style:name="P4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39ac63" officeooo:paragraph-rsid="0043ebf3" style:font-size-asian="8pt" style:font-style-asian="normal" style:font-weight-asian="bold" style:font-size-complex="8pt" style:font-style-complex="normal" style:font-weight-complex="bold"/>
    </style:style>
    <style:style style:name="P47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386a6c" officeooo:paragraph-rsid="0043ebf3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48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43eb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Normal">
      <style:paragraph-properties fo:line-height="115%" fo:text-align="end" style:justify-single-word="false" fo:hyphenation-ladder-count="no-limit" fo:hyphenation-keep="auto" loext:hyphenation-keep-type="column" loext:hyphenation-keep-line="false" style:text-autospace="none" style:vertical-align="auto"/>
      <style:text-properties style:font-name="Times New Roman1" fo:font-size="11pt" fo:font-style="normal" fo:font-weight="normal" officeooo:rsid="0043ebf3" officeooo:paragraph-rsid="0043ebf3" fo:background-color="transparent" style:font-size-asian="11pt" style:font-style-asian="normal" style:font-weight-asian="normal" style:font-name-complex="Arial2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style:use-window-font-color="true" loext:opacity="0%" style:font-name="Times New Roman1" fo:font-size="11pt" fo:font-weight="normal" officeooo:rsid="00aafecc" officeooo:paragraph-rsid="0043ebf3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51" style:family="paragraph">
      <style:paragraph-properties fo:margin-top="0.42cm" fo:margin-bottom="0.349cm"/>
    </style:style>
    <style:style style:name="P52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309fc"/>
    </style:style>
    <style:style style:name="P53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text-indent="0cm" style:auto-text-indent="false"/>
      <style:text-properties officeooo:paragraph-rsid="00d1e75c"/>
    </style:style>
    <style:style style:name="P54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94341"/>
    </style:style>
    <style:style style:name="P5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color="#ff0000" loext:opacity="100%" style:font-name="Times New Roman1" fo:font-size="8pt" fo:font-style="normal" fo:font-weight="bold" officeooo:rsid="006c5fec" officeooo:paragraph-rsid="00994341" fo:background-color="transparent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5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39ac63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6b5a91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6b5a91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60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color="#ff0000" loext:opacity="100%" style:font-name="Times New Roman1" fo:font-size="8pt" fo:font-style="normal" fo:font-weight="bold" officeooo:rsid="00386a6c" officeooo:paragraph-rsid="00994341" fo:background-color="transparent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61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fo:color="#ff0000" loext:opacity="100%" style:font-name="Times New Roman1" officeooo:paragraph-rsid="00994341" fo:background-color="transparen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Normal">
      <style:paragraph-properties fo:line-height="115%" fo:text-align="end" style:justify-single-word="false" fo:hyphenation-ladder-count="no-limit" fo:hyphenation-keep="auto" loext:hyphenation-keep-type="column" loext:hyphenation-keep-line="false" style:text-autospace="none" style:vertical-align="auto"/>
      <style:text-properties fo:color="#ff0000" loext:opacity="100%" style:font-name="Times New Roman1" fo:font-size="11pt" fo:font-style="normal" fo:font-weight="normal" officeooo:rsid="0043ebf3" officeooo:paragraph-rsid="00994341" fo:background-color="transparent" style:font-size-asian="11pt" style:font-style-asian="normal" style:font-weight-asian="normal" style:font-name-complex="Arial2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3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normal" officeooo:rsid="00aafecc" officeooo:paragraph-rsid="00994341" fo:background-color="transparent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64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fo:color="#ff0000" loext:opacity="100%" style:font-name="Times New Roman1" fo:font-size="8pt" fo:font-weight="bold" officeooo:rsid="007b29da" officeooo:paragraph-rsid="00994341" fo:background-color="transparent" style:font-size-asian="8pt" style:font-weight-asian="bold" style:font-size-complex="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bold" officeooo:rsid="00aafecc" officeooo:paragraph-rsid="00994341" fo:background-color="#ffd428" style:font-name-asian="Times New Roman1" style:font-size-asian="11pt" style:font-weight-asian="bold" style:font-name-complex="Times New Roman1" style:font-size-complex="11pt" style:language-complex="ar" style:country-complex="SA" style:font-weight-complex="bold"/>
    </style:style>
    <style:style style:name="P66" style:family="paragraph" style:parent-style-name="Standard" style:list-style-name="L5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94341"/>
    </style:style>
    <style:style style:name="P67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normal" officeooo:rsid="00aafecc" officeooo:paragraph-rsid="00994341" fo:background-color="#ffd428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68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bold" officeooo:rsid="00aafecc" officeooo:paragraph-rsid="00994341" fo:background-color="transparent" style:font-name-asian="Times New Roman1" style:font-size-asian="11pt" style:font-weight-asian="bold" style:font-name-complex="Times New Roman1" style:font-size-complex="11pt" style:language-complex="ar" style:country-complex="SA" style:font-weight-complex="bold"/>
    </style:style>
    <style:style style:name="P69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officeooo:paragraph-rsid="00d1e75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 style:list-style-name="L3">
      <style:paragraph-properties fo:line-height="115%" fo:text-align="justify" style:justify-single-word="false"/>
      <style:text-properties officeooo:paragraph-rsid="0073b842"/>
    </style:style>
    <style:style style:name="P71" style:family="paragraph" style:parent-style-name="Standard">
      <style:paragraph-properties fo:line-height="115%" fo:text-align="justify" style:justify-single-word="false"/>
      <style:text-properties fo:color="#000000" loext:opacity="100%" style:font-name="Times New Roman1" fo:font-size="12pt" fo:font-weight="bold" officeooo:rsid="0067a69c" officeooo:paragraph-rsid="0073b842" fo:background-color="#ff8000" style:font-name-asian="Times New Roman2" style:font-size-asian="12pt" style:font-weight-asian="bold" style:font-name-complex="Times New Roman2" style:font-size-complex="12pt"/>
    </style:style>
    <style:style style:name="P72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b5a91" officeooo:paragraph-rsid="006c5fec" style:font-size-asian="8pt" style:font-style-asian="normal" style:font-weight-asian="bold" style:font-size-complex="8pt" style:font-style-complex="normal" style:font-weight-complex="bold"/>
    </style:style>
    <style:style style:name="P73" style:family="paragraph" style:parent-style-name="Standard">
      <style:paragraph-properties fo:line-height="115%" fo:text-align="justify" style:justify-single-word="false"/>
      <style:text-properties style:font-name="Times New Roman1" fo:font-size="12pt" fo:font-weight="bold" officeooo:rsid="002ca7dd" officeooo:paragraph-rsid="008fbfef" style:font-name-asian="Times New Roman2" style:font-size-asian="12pt" style:font-weight-asian="bold" style:font-name-complex="Times New Roman2" style:font-size-complex="12pt"/>
    </style:style>
    <style:style style:name="P74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6e3ebd"/>
    </style:style>
    <style:style style:name="P75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6bbe20" officeooo:paragraph-rsid="006c5fec" style:font-name-asian="Times New Roman2" style:font-size-asian="12pt" style:font-weight-asian="bold" style:font-name-complex="Times New Roman2" style:font-size-complex="12pt"/>
    </style:style>
    <style:style style:name="P7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b88e66" style:font-size-asian="8pt" style:font-style-asian="normal" style:font-weight-asian="bold" style:font-size-complex="8pt" style:font-style-complex="normal" style:font-weight-complex="bold"/>
    </style:style>
    <style:style style:name="P77" style:family="paragraph" style:parent-style-name="Standard">
      <style:paragraph-properties fo:margin-top="0.302cm" fo:margin-bottom="0.584cm" style:contextual-spacing="false" fo:line-height="115%" fo:text-align="justify" style:justify-single-word="false"/>
      <style:text-properties officeooo:paragraph-rsid="006e3ebd"/>
    </style:style>
    <style:style style:name="P78" style:family="paragraph" style:parent-style-name="Text_20_body">
      <style:paragraph-properties fo:text-align="justify" style:justify-single-word="false"/>
      <style:text-properties officeooo:paragraph-rsid="007b29da"/>
    </style:style>
    <style:style style:name="P79" style:family="paragraph" style:parent-style-name="Text_20_body">
      <style:paragraph-properties fo:text-align="justify" style:justify-single-word="false"/>
      <style:text-properties fo:font-size="12pt" fo:font-weight="normal" officeooo:paragraph-rsid="007b29da" style:font-size-asian="12pt" style:font-weight-asian="normal" style:font-size-complex="12pt" style:font-weight-complex="normal"/>
    </style:style>
    <style:style style:name="P80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officeooo:paragraph-rsid="007c578d" style:letter-kerning="false" style:font-name-complex="Times New Roman1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1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fo:font-weight="bold" officeooo:paragraph-rsid="007b29da" style:letter-kerning="false" style:font-size-asian="12pt" style:font-weight-asian="bold" style:font-name-complex="Times New Roman1" style:font-size-complex="12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2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fo:font-weight="bold" officeooo:paragraph-rsid="0080eb8f" style:letter-kerning="false" style:font-size-asian="12pt" style:font-weight-asian="bold" style:font-name-complex="Times New Roman1" style:font-size-complex="12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3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officeooo:paragraph-rsid="007b29da" style:letter-kerning="false" style:font-size-asian="12pt" style:font-name-complex="Times New Roman1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4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fo:font-size="12pt" officeooo:paragraph-rsid="007b29da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5" style:family="paragraph" style:parent-style-name="Standard">
      <style:paragraph-properties fo:break-before="auto" fo:break-after="auto"/>
      <style:text-properties officeooo:paragraph-rsid="003e7901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4ed366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194850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6c5fec"/>
    </style:style>
    <style:style style:name="P89" style:family="paragraph">
      <style:paragraph-properties fo:text-align="center" style:writing-mode="lr-tb"/>
    </style:style>
    <style:style style:name="P90" style:family="paragraph">
      <loext:graphic-properties draw:fill="solid" draw:fill-color="#ffffff"/>
      <style:paragraph-properties fo:text-align="center"/>
    </style:style>
    <style:style style:name="T1" style:family="text">
      <style:text-properties style:use-window-font-color="true" loext:opacity="0%" style:font-name="Times New Roman1" fo:font-size="11pt" fo:font-weight="bold" officeooo:rsid="0077bd30" style:font-size-asian="11pt" style:font-weight-asian="bold" style:font-family-complex="TimesNewRoman, 'Times New Roman'" style:font-size-complex="11pt"/>
    </style:style>
    <style:style style:name="T2" style:family="text">
      <style:text-properties style:use-window-font-color="true" loext:opacity="0%" style:font-name="Times New Roman1" fo:font-size="11pt" fo:font-weight="bold" officeooo:rsid="006a4074" style:font-size-asian="11pt" style:font-weight-asian="bold" style:font-family-complex="TimesNewRoman, 'Times New Roman'" style:font-size-complex="11pt"/>
    </style:style>
    <style:style style:name="T3" style:family="text">
      <style:text-properties style:use-window-font-color="true" loext:opacity="0%" style:font-name="Times New Roman1" fo:font-size="11pt" fo:font-weight="bold" officeooo:rsid="001fff9d" style:font-size-asian="11pt" style:font-weight-asian="bold" style:font-family-complex="TimesNewRoman, 'Times New Roman'" style:font-size-complex="11pt"/>
    </style:style>
    <style:style style:name="T4" style:family="text">
      <style:text-properties style:use-window-font-color="true" loext:opacity="0%" style:font-name="Times New Roman1" fo:font-size="11pt" fo:font-weight="bold" officeooo:rsid="006a7cbe" style:font-size-asian="11pt" style:font-weight-asian="bold" style:font-family-complex="TimesNewRoman, 'Times New Roman'" style:font-size-complex="11pt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9856bc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6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a4f817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7" style:family="text">
      <style:text-properties style:use-window-font-color="true" loext:opacity="0%" style:font-name="Times New Roman1" fo:font-size="11pt" fo:font-weight="bold" officeooo:rsid="0017f8e6" style:font-size-asian="11pt" style:font-weight-asian="bold" style:font-family-complex="TimesNewRoman, 'Times New Roman'" style:font-size-complex="11pt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17f8e6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9856bc" style:letter-kerning="true" fo:background-color="#ffffff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weight-complex="bold"/>
    </style:style>
    <style:style style:name="T10" style:family="text">
      <style:text-properties style:use-window-font-color="true" loext:opacity="0%" style:font-name="Times New Roman1" fo:font-size="11pt" fo:language="es" fo:country="ES" fo:font-weight="bold" officeooo:rsid="001fff9d" style:letter-kerning="true" style:font-name-asian="SimSun1" style:font-size-asian="11pt" style:language-asian="zh" style:country-asian="CN" style:font-weight-asian="bold" style:font-family-complex="TimesNewRoman, 'Times New Roman'" style:font-size-complex="11pt" style:language-complex="hi" style:country-complex="IN"/>
    </style:style>
    <style:style style:name="T11" style:family="text">
      <style:text-properties style:use-window-font-color="true" loext:opacity="0%" style:font-name="Times New Roman1" fo:font-size="11pt" fo:language="es" fo:country="ES" fo:font-weight="bold" officeooo:rsid="00bc2b68" style:letter-kerning="true" style:font-name-asian="SimSun1" style:font-size-asian="11pt" style:language-asian="zh" style:country-asian="CN" style:font-weight-asian="bold" style:font-family-complex="TimesNewRoman, 'Times New Roman'" style:font-size-complex="11pt" style:language-complex="hi" style:country-complex="IN"/>
    </style:style>
    <style:style style:name="T12" style:family="text">
      <style:text-properties style:use-window-font-color="true" loext:opacity="0%" style:font-name="Times New Roman1" fo:font-size="11pt" fo:language="es" fo:country="ES" fo:font-weight="bold" officeooo:rsid="00bce5d4" style:letter-kerning="true" style:font-name-asian="SimSun1" style:font-size-asian="11pt" style:language-asian="zh" style:country-asian="CN" style:font-weight-asian="bold" style:font-family-complex="TimesNewRoman, 'Times New Roman'" style:font-size-complex="11pt" style:language-complex="hi" style:country-complex="IN"/>
    </style:style>
    <style:style style:name="T13" style:family="text">
      <style:text-properties fo:font-style="normal" officeooo:rsid="006a7cbe" style:font-style-asian="normal" style:font-style-complex="normal"/>
    </style:style>
    <style:style style:name="T14" style:family="text">
      <style:text-properties style:use-window-font-color="true" loext:opacity="0%" fo:font-size="12pt" fo:language="es" fo:country="ES" fo:font-style="normal" fo:font-weight="normal" officeooo:rsid="0077bd30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" style:family="text">
      <style:text-properties style:use-window-font-color="true" loext:opacity="0%" fo:font-size="12pt" fo:language="es" fo:country="ES" fo:font-style="normal" fo:font-weight="normal" officeooo:rsid="0057ae63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" style:family="text">
      <style:text-properties style:use-window-font-color="true" loext:opacity="0%" fo:font-size="12pt" fo:language="es" fo:country="ES" fo:font-style="normal" fo:font-weight="normal" officeooo:rsid="0097f17f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7" style:family="text">
      <style:text-properties style:use-window-font-color="true" loext:opacity="0%" fo:font-size="12pt" fo:language="es" fo:country="ES" fo:font-style="normal" fo:font-weight="normal" officeooo:rsid="001f3ba5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8" style:family="text">
      <style:text-properties style:use-window-font-color="true" loext:opacity="0%" fo:font-size="12pt" fo:language="es" fo:country="ES" fo:font-style="normal" fo:font-weight="normal" officeooo:rsid="004ed366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9" style:family="text">
      <style:text-properties style:use-window-font-color="true" loext:opacity="0%" fo:font-size="12pt" fo:language="es" fo:country="ES" fo:font-style="normal" fo:font-weight="normal" officeooo:rsid="005014ce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normal" officeooo:rsid="00145d5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normal" style:font-family-complex="'Times New Roman'" style:font-size-complex="12pt" style:language-complex="ar" style:country-complex="SA" style:font-style-complex="normal" style:font-weight-complex="bold"/>
    </style:style>
    <style:style style:name="T21" style:family="text">
      <style:text-properties fo:color="#000000" loext:opacity="100%" style:font-name="Times New Roman1" fo:font-size="12pt" fo:letter-spacing="-0.004cm" fo:language="es" fo:country="ES" fo:font-style="normal" style:text-underline-style="none" fo:font-weight="normal" officeooo:rsid="001a9f56" style:letter-kerning="true" fo:background-color="transparent" loext:char-shading-value="0" style:font-family-asian="Times" style:font-family-generic-asian="system" style:font-pitch-asian="variable" style:font-size-asian="12pt" style:language-asian="en" style:country-asian="US" style:font-style-asian="normal" style:font-weight-asian="normal" style:font-family-complex="Times" style:font-family-generic-complex="system" style:font-pitch-complex="variable" style:font-size-complex="12pt" style:language-complex="ar" style:country-complex="SA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normal" officeooo:rsid="0019ab43" style:letter-kerning="true" fo:background-color="transparent" loext:char-shading-value="0" style:font-name-asian="Times New Roman2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/>
    </style:style>
    <style:style style:name="T23" style:family="text">
      <style:text-properties fo:color="#000000" loext:opacity="100%" style:font-name="Times New Roman1" fo:font-size="12pt" fo:letter-spacing="-0.004cm" fo:language="es" fo:country="ES" fo:font-style="normal" style:text-underline-style="none" fo:font-weight="normal" officeooo:rsid="00d3072a" style:letter-kerning="true" fo:background-color="transparent" loext:char-shading-value="0" style:font-family-asian="Times" style:font-family-generic-asian="system" style:font-pitch-asian="variable" style:font-size-asian="12pt" style:language-asian="en" style:country-asian="US" style:font-style-asian="normal" style:font-weight-asian="normal" style:font-family-complex="Times" style:font-family-generic-complex="system" style:font-pitch-complex="variable" style:font-size-complex="12pt" style:language-complex="ar" style:country-complex="SA" style:font-style-complex="normal" style:font-weight-complex="normal"/>
    </style:style>
    <style:style style:name="T24" style:family="text">
      <style:text-properties fo:color="#000000" loext:opacity="100%" style:font-name="Times New Roman1" fo:font-size="12pt" fo:letter-spacing="-0.004cm" fo:language="es" fo:country="ES" fo:font-style="normal" style:text-underline-style="none" fo:font-weight="normal" officeooo:rsid="00cb1466" style:letter-kerning="true" fo:background-color="transparent" loext:char-shading-value="0" style:font-family-asian="Times" style:font-family-generic-asian="system" style:font-pitch-asian="variable" style:font-size-asian="12pt" style:language-asian="en" style:country-asian="US" style:font-style-asian="normal" style:font-weight-asian="normal" style:font-family-complex="Times" style:font-family-generic-complex="system" style:font-pitch-complex="variable" style:font-size-complex="12pt" style:language-complex="ar" style:country-complex="SA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668a0c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79ff59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80eb8f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79ff59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19ab43" fo:background-color="transparent" loext:char-shading-value="0" style:font-name-asian="Times New Roman2" style:font-size-asian="11pt" style:font-style-asian="normal" style:font-weight-asian="bold" style:font-name-complex="Arial3" style:font-size-complex="11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9ab43" fo:background-color="transparent" loext:char-shading-value="0" style:font-name-asian="Times New Roman2" style:font-size-asian="12pt" style:font-style-asian="normal" style:font-weight-asian="bold" style:font-name-complex="Arial3" style:font-size-complex="12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45d53" fo:background-color="transparent" loext:char-shading-value="0" style:font-name-asian="Times New Roman2" style:font-size-asian="12pt" style:font-style-asian="normal" style:font-weight-asian="bold" style:font-name-complex="Arial3" style:font-size-complex="12pt" style:font-style-complex="normal" style:font-weight-complex="bold"/>
    </style:style>
    <style:style style:name="T3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45d53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Arial3" style:font-size-complex="12pt" style:language-complex="hi" style:country-complex="IN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bold" officeooo:rsid="0019ab43" fo:background-color="transparent" loext:char-shading-value="0" style:font-name-asian="Times New Roman2" style:font-style-asian="normal" style:font-weight-asian="bold" style:font-name-complex="Times New Roman2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normal" officeooo:rsid="0019ab43" fo:background-color="transparent" loext:char-shading-value="0" style:font-name-asian="Times New Roman2" style:font-style-asian="normal" style:font-weight-asian="normal" style:font-name-complex="Times New Roman2" style:font-style-complex="normal" style:font-weight-complex="normal"/>
    </style:style>
    <style:style style:name="T35" style:family="text">
      <style:text-properties fo:font-variant="normal" fo:text-transform="none" style:text-line-through-style="none" style:text-line-through-type="none" style:text-position="0% 100%" fo:letter-spacing="-0.004cm" fo:font-weight="normal" style:font-weight-asian="normal" style:font-name-complex="Times New Roman2" style:font-weight-complex="normal"/>
    </style:style>
    <style:style style:name="T36" style:family="text">
      <style:text-properties fo:font-variant="normal" fo:text-transform="none" style:text-line-through-style="none" style:text-line-through-type="none" style:text-position="0% 100%" fo:letter-spacing="-0.004cm" fo:font-weight="normal" officeooo:rsid="00d5e421" style:font-weight-asian="normal" style:font-name-complex="Times New Roman2" style:font-weight-complex="normal"/>
    </style:style>
    <style:style style:name="T37" style:family="text">
      <style:text-properties fo:font-variant="normal" fo:text-transform="none" style:text-line-through-style="none" style:text-line-through-type="none" style:text-position="0% 100%" fo:letter-spacing="-0.004cm" fo:font-weight="normal" officeooo:rsid="00d6aa42" style:font-weight-asian="normal" style:font-name-complex="Times New Roman2" style:font-weight-complex="normal"/>
    </style:style>
    <style:style style:name="T38" style:family="text">
      <style:text-properties fo:font-weight="normal" officeooo:rsid="009b771c" style:font-weight-asian="normal" style:font-weight-complex="normal"/>
    </style:style>
    <style:style style:name="T39" style:family="text">
      <style:text-properties fo:font-size="12pt" fo:letter-spacing="-0.004cm" fo:language="es" fo:country="ES" officeooo:rsid="001c6798" style:letter-kerning="true" fo:background-color="transparent" loext:char-shading-value="0" style:font-size-asian="12pt" style:language-asian="en" style:country-asian="US" style:font-size-complex="12pt" style:language-complex="ar" style:country-complex="SA" style:font-style-complex="normal" style:font-weight-complex="normal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font-size="12pt" fo:font-style="normal" style:text-underline-style="none" fo:font-weight="bold" officeooo:rsid="001c43f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style:font-name="Times New Roman1" fo:font-size="12pt" fo:font-style="normal" style:text-underline-style="solid" style:text-underline-width="auto" style:text-underline-color="font-color" fo:font-weight="bold" officeooo:rsid="007c578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style:font-name="Times New Roman1" fo:font-size="12pt" fo:font-style="normal" style:text-underline-style="solid" style:text-underline-width="auto" style:text-underline-color="font-color" fo:font-weight="bold" officeooo:rsid="00522ab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style:font-name="Times New Roman1" fo:font-size="12pt" fo:font-style="normal" style:text-underline-style="solid" style:text-underline-width="auto" style:text-underline-color="font-color" fo:font-weight="bold" officeooo:rsid="006e3eb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style:font-name="Times New Roman1" fo:font-size="12pt" fo:font-style="normal" style:text-underline-style="solid" style:text-underline-width="auto" style:text-underline-color="font-color" fo:font-weight="bold" officeooo:rsid="007dcf47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Times New Roman1" fo:font-size="12pt" fo:font-style="normal" style:text-underline-style="solid" style:text-underline-width="auto" style:text-underline-color="font-color" fo:font-weight="bold" officeooo:rsid="0081c57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use-window-font-color="true" loext:opacity="0%" style:font-name="Times New Roman1" fo:font-size="12pt" fo:language="es" fo:country="ES" fo:font-style="normal" style:text-underline-style="solid" style:text-underline-width="auto" style:text-underline-color="font-color" fo:font-weight="bold" officeooo:rsid="006e3ebd" style:letter-kerning="true" fo:background-color="transparent" loext:char-shading-value="0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 style:font-style-complex="normal" style:font-weight-complex="bold"/>
    </style:style>
    <style:style style:name="T49" style:family="text">
      <style:text-properties style:use-window-font-color="true" loext:opacity="0%" style:font-name="Times New Roman1" fo:font-size="12pt" fo:language="es" fo:country="ES" fo:font-style="normal" style:text-underline-style="solid" style:text-underline-width="auto" style:text-underline-color="font-color" fo:font-weight="bold" officeooo:rsid="00c53ed2" style:letter-kerning="true" fo:background-color="transparent" loext:char-shading-value="0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 style:font-style-complex="normal" style:font-weight-complex="bold"/>
    </style:style>
    <style:style style:name="T50" style:family="text">
      <style:text-properties style:use-window-font-color="true" loext:opacity="0%" style:font-name="Times New Roman1" fo:font-size="12pt" fo:language="es" fo:country="ES" fo:font-style="normal" style:text-underline-style="none" fo:font-weight="normal" officeooo:rsid="006e3ebd" style:letter-kerning="true" fo:background-color="transparent" loext:char-shading-value="0" style:font-name-asian="SimSun1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/>
    </style:style>
    <style:style style:name="T51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6a7cbe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2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aafecc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3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797ec2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4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bold" officeooo:rsid="00797ec2" fo:background-color="transparent" loext:char-shading-value="0" style:font-name-asian="Times New Roman1" style:font-size-asian="12pt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55" style:family="text">
      <style:text-properties style:use-window-font-color="true" loext:opacity="0%" style:text-line-through-style="none" style:text-line-through-type="none" style:font-name="Times New Roman1" fo:font-size="12pt" fo:language="es" fo:country="ES" fo:font-style="normal" style:text-underline-style="none" fo:font-weight="normal" officeooo:rsid="00797ec2" style:letter-kerning="true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6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bold" officeooo:rsid="006a7cbe" fo:background-color="transparent" loext:char-shading-value="0" style:font-name-asian="Times New Roman1" style:font-size-asian="12pt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57" style:family="text">
      <style:text-properties fo:font-weight="bold" style:font-weight-asian="bold"/>
    </style:style>
    <style:style style:name="T58" style:family="text">
      <style:text-properties fo:color="#000000" loext:opacity="100%" fo:font-weight="bold" style:font-weight-asian="bold"/>
    </style:style>
    <style:style style:name="T59" style:family="text">
      <style:text-properties fo:font-weight="normal" officeooo:rsid="006eff1a" style:font-name-asian="Times New Roman2" style:font-weight-asian="normal" style:font-name-complex="Times New Roman2"/>
    </style:style>
    <style:style style:name="T60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61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62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07f6d2d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63" style:family="text">
      <style:text-properties fo:font-weight="normal" officeooo:rsid="00258142" style:font-name-asian="Times New Roman2" style:font-weight-asian="normal" style:font-name-complex="Times New Roman2"/>
    </style:style>
    <style:style style:name="T64" style:family="text">
      <style:text-properties fo:font-weight="normal" style:font-name-asian="Times New Roman2" style:font-weight-asian="normal" style:font-name-complex="Times New Roman2"/>
    </style:style>
    <style:style style:name="T65" style:family="text">
      <style:text-properties fo:font-weight="normal" officeooo:rsid="006a7cbe" style:font-name-asian="Times New Roman2" style:font-weight-asian="normal" style:font-name-complex="Times New Roman2"/>
    </style:style>
    <style:style style:name="T66" style:family="text">
      <style:text-properties fo:font-weight="normal" officeooo:rsid="002650d4" style:font-name-asian="Times New Roman2" style:font-weight-asian="normal" style:font-name-complex="Times New Roman2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-0.004cm" fo:language="es" fo:country="ES" fo:font-style="normal" style:text-underline-style="none" fo:font-weight="bold" officeooo:rsid="00668a0c" style:letter-kerning="true" fo:background-color="#ff8000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weight-complex="bold"/>
    </style:style>
    <style:style style:name="T68" style:family="text">
      <style:text-properties officeooo:rsid="003a3611"/>
    </style:style>
    <style:style style:name="T69" style:family="text">
      <style:text-properties officeooo:rsid="00cd71b0"/>
    </style:style>
    <style:style style:name="T70" style:family="text">
      <style:text-properties officeooo:rsid="006b5a91"/>
    </style:style>
    <style:style style:name="T71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2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3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6b5a91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4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7b29da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5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573b78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6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573b78" style:letter-kerning="true" style:text-blinking="false" fo:background-color="#ff8000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7" style:family="text">
      <style:text-properties officeooo:rsid="00bacb34"/>
    </style:style>
    <style:style style:name="T78" style:family="text">
      <style:text-properties officeooo:rsid="00386a6c"/>
    </style:style>
    <style:style style:name="T79" style:family="text">
      <style:text-properties officeooo:rsid="00272c16"/>
    </style:style>
    <style:style style:name="T80" style:family="text">
      <style:text-properties officeooo:rsid="00c2f6a3"/>
    </style:style>
    <style:style style:name="T81" style:family="text">
      <style:text-properties fo:font-size="10pt" style:font-size-asian="10pt" style:font-size-complex="10pt"/>
    </style:style>
    <style:style style:name="T82" style:family="text">
      <style:text-properties fo:font-variant="normal" fo:text-transform="none" fo:color="#000000" loext:opacity="10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#ff8000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3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4" style:family="text">
      <style:text-properties fo:font-variant="normal" fo:text-transform="none" style:text-line-through-style="none" style:text-line-through-type="none" fo:letter-spacing="-0.004cm" fo:font-style="normal" style:text-underline-style="none" fo:font-weight="normal" officeooo:rsid="00d1e75c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85" style:family="text">
      <style:text-properties fo:font-variant="normal" fo:text-transform="none" fo:color="#ff0000" loext:opacity="100%" style:text-line-through-style="none" style:text-line-through-type="none" fo:font-size="9pt" fo:letter-spacing="-0.004cm" fo:language="es" fo:country="ES" fo:font-style="normal" style:text-underline-style="none" fo:font-weight="normal" officeooo:rsid="00994341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6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0994341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7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d1e75c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8" style:family="text">
      <style:text-properties style:font-name="Times New Roman1" fo:font-size="12pt" fo:font-weight="bold" officeooo:rsid="002ca7dd" style:font-name-asian="Times New Roman2" style:font-size-asian="12pt" style:font-weight-asian="bold" style:font-name-complex="Times New Roman2" style:font-size-complex="12pt"/>
    </style:style>
    <style:style style:name="T89" style:family="text">
      <style:text-properties style:font-name="Times New Roman1" fo:font-size="12pt" fo:font-weight="bold" officeooo:rsid="006b5a91" style:font-name-asian="Times New Roman2" style:font-size-asian="12pt" style:font-weight-asian="bold" style:font-name-complex="Times New Roman2" style:font-size-complex="12pt"/>
    </style:style>
    <style:style style:name="T90" style:family="text">
      <style:text-properties fo:color="#000000" loext:opacity="100%" style:font-name="Times New Roman1" fo:font-size="12pt" fo:font-weight="bold" officeooo:rsid="0067a69c" fo:background-color="#ff8000" loext:char-shading-value="0" style:font-name-asian="Times New Roman2" style:font-size-asian="12pt" style:font-weight-asian="bold" style:font-name-complex="Times New Roman2" style:font-size-complex="12pt"/>
    </style:style>
    <style:style style:name="T91" style:family="text">
      <style:text-properties fo:color="#000000" loext:opacity="100%" officeooo:rsid="0067a69c" fo:background-color="#ff8000" loext:char-shading-value="0"/>
    </style:style>
    <style:style style:name="T92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family-complex="'Times New Roman'" style:font-size-complex="9pt" style:language-complex="ar" style:country-complex="SA" style:font-style-complex="normal" style:font-weight-complex="bold"/>
    </style:style>
    <style:style style:name="T93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4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d275f0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5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6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6e3ebd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7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b29da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8" style:family="text">
      <style:text-properties officeooo:rsid="00815d7c"/>
    </style:style>
    <style:style style:name="T99" style:family="text">
      <style:text-properties fo:font-variant="normal" fo:text-transform="none" style:text-line-through-style="none" style:text-line-through-type="none" fo:letter-spacing="-0.004cm" fo:font-style="normal" style:text-underline-style="none" fo:font-weight="normal" officeooo:rsid="01a4a895" style:text-blinking="false" fo:background-color="transparent" loext:char-shading-value="0" style:font-family-asian="'Times New Roman'" style:language-asian="en" style:country-asian="US" style:font-style-asian="normal" style:font-family-complex="'Times New Roman'" style:language-complex="ar" style:country-complex="SA" style:font-style-complex="normal" style:font-weight-complex="bold"/>
    </style:style>
    <style:style style:name="T100" style:family="text">
      <style:text-properties style:font-name="Times New Roman1" fo:font-size="12pt" fo:font-weight="normal" officeooo:rsid="0049b9fd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101" style:family="text">
      <style:text-properties fo:font-size="12pt" fo:font-weight="normal" officeooo:rsid="005ece62" style:font-size-asian="12pt" style:font-weight-asian="normal" style:font-size-complex="12pt" style:font-weight-complex="normal"/>
    </style:style>
    <style:style style:name="T102" style:family="text">
      <style:text-properties fo:font-size="12pt" fo:font-weight="normal" officeooo:rsid="00796400" style:font-size-asian="12pt" style:font-weight-asian="normal" style:font-size-complex="12pt" style:font-weight-complex="normal"/>
    </style:style>
    <style:style style:name="T103" style:family="text">
      <style:text-properties fo:font-size="12pt" fo:font-weight="normal" officeooo:rsid="007d87c9" style:font-size-asian="12pt" style:font-weight-asian="normal" style:font-size-complex="12pt" style:font-weight-complex="normal"/>
    </style:style>
    <style:style style:name="T104" style:family="text">
      <style:text-properties fo:font-size="12pt" fo:font-weight="normal" officeooo:rsid="007b29da" style:font-size-asian="12pt" style:font-weight-asian="normal" style:font-size-complex="12pt" style:font-weight-complex="normal"/>
    </style:style>
    <style:style style:name="T105" style:family="text">
      <style:text-properties officeooo:rsid="007b29da"/>
    </style:style>
    <style:style style:name="T106" style:family="text">
      <style:text-properties officeooo:rsid="007f6d2d"/>
    </style:style>
    <style:style style:name="T107" style:family="text">
      <style:text-properties style:font-name="Times New Roman1" fo:font-size="12pt" fo:font-weight="normal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108" style:family="text">
      <style:text-properties style:font-name="Times New Roman1" fo:font-size="12pt" fo:font-weight="normal" officeooo:rsid="007b29da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109" style:family="text">
      <style:text-properties fo:color="#000000" loext:opacity="100%" style:font-name="Times New Roman1" fo:font-size="12pt" fo:font-weight="normal" style:font-size-asian="12pt" style:font-weight-asian="normal" style:font-name-complex="Times New Roman1" style:font-size-complex="12pt" style:font-style-complex="italic" style:font-weight-complex="normal"/>
    </style:style>
    <style:style style:name="T110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2be760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normal" style:font-family-complex="'Times New Roman'" style:font-size-complex="12pt" style:font-style-complex="normal" style:font-weight-complex="normal"/>
    </style:style>
    <style:style style:name="T111" style:family="text">
      <style:text-properties fo:font-variant="normal" fo:text-transform="none" style:use-window-font-color="true" loext:opacity="0%" style:text-line-through-style="none" style:text-line-through-type="none" fo:font-size="12pt" fo:letter-spacing="normal" fo:language="es" fo:country="ES" fo:font-style="normal" style:text-underline-style="none" fo:font-weight="normal" officeooo:rsid="00202bb5" style:letter-kerning="true" style:text-blinking="false" fo:background-color="transparent" loext:char-shading-value="0" style:font-name-asian="Times New Roman1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variant="normal" fo:text-transform="none" style:use-window-font-color="true" loext:opacity="0%" style:text-line-through-style="none" style:text-line-through-type="none" fo:font-size="12pt" fo:letter-spacing="normal" fo:language="es" fo:country="ES" fo:font-style="normal" style:text-underline-style="none" fo:font-weight="normal" officeooo:rsid="00406cdc" style:letter-kerning="true" style:text-blinking="false" fo:background-color="transparent" loext:char-shading-value="0" style:font-name-asian="Times New Roman1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13" style:family="text">
      <style:text-properties officeooo:rsid="008a0de9"/>
    </style:style>
    <style:style style:name="T114" style:family="text">
      <style:text-properties officeooo:rsid="000f08de"/>
    </style:style>
    <style:style style:name="T115" style:family="text">
      <style:text-properties officeooo:rsid="007c578d"/>
    </style:style>
    <style:style style:name="T11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668a0c" style:letter-kerning="true" style:text-blinking="false" fo:background-color="#ff8000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/>
    </style:style>
    <style:style style:name="T117" style:family="text">
      <style:text-properties fo:font-variant="normal" fo:text-transform="none" style:use-window-font-color="true" loext:opacity="0%" style:text-line-through-style="none" style:text-line-through-type="none" style:font-name="Times New Roman1" fo:font-size="11pt" fo:letter-spacing="normal" fo:language="es" fo:country="ES" fo:font-style="normal" style:text-underline-style="none" fo:font-weight="normal" officeooo:rsid="00d21d0a" style:letter-kerning="true" style:text-blinking="false" fo:background-color="#ffffff" loext:char-shading-value="0" style:font-name-asian="Arial3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18" style:family="text">
      <style:text-properties fo:font-size="11pt" style:font-size-asian="11pt" style:font-size-complex="11pt"/>
    </style:style>
    <style:style style:name="T119" style:family="text">
      <style:text-properties fo:font-size="11pt" fo:font-weight="bold" officeooo:rsid="006c5fec" style:font-size-asian="11pt" style:font-weight-asian="bold" style:font-size-complex="11pt" style:font-weight-complex="bold"/>
    </style:style>
    <style:style style:name="T120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1" style:font-size-asian="7.5pt" style:language-asian="es" style:country-asian="ES" style:font-name-complex="Times New Roman1" style:font-size-complex="7.5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style:style style:name="gr1" style:family="graphic">
      <style:graphic-properties draw:stroke="none" draw:fill="solid" draw:fill-color="#ffffff" draw:textarea-horizontal-align="justify" draw:textarea-vertical-align="top" draw:auto-grow-height="true" fo:min-height="0.72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512_95021444"/><text:span text:style-name="T1">INFORME-</text:span><text:span text:style-name="T2">PROPUESTA </text:span><text:span text:style-name="T3">DE</text:span><text:span text:style-name="T4">L </text:span><text:span text:style-name="T3">RESPONSABLE DEL SERVICIO DE ORDENACIÓN DE LAS ENSE</text:span><text:span text:style-name="Fuente_20_de_20_párrafo_20_predeter."><text:span text:style-name="T5">ÑANZA</text:span></text:span><text:span text:style-name="Fuente_20_de_20_párrafo_20_predeter."><text:span text:style-name="T6">S</text:span></text:span><text:span text:style-name="Fuente_20_de_20_párrafo_20_predeter."><text:span text:style-name="T5">, PARA LA A</text:span></text:span><text:span text:style-name="T7">PROBACIÓN</text:span><text:span text:style-name="Fuente_20_de_20_párrafo_20_predeter."><text:span text:style-name="T5"> </text:span></text:span><text:span text:style-name="Fuente_20_de_20_párrafo_20_predeter."><text:span text:style-name="T8">DEL </text:span></text:span><text:span text:style-name="Fuente_20_de_20_párrafo_20_predeter."><text:span text:style-name="T9">PROYEC</text:span></text:span><text:span text:style-name="Fuente_20_de_20_párrafo_20_predeter."><text:span text:style-name="T10">TO [post_title;ope=utf8,upper], A DESARROLLAR EN EL CURSO ESCOLAR [curso;type='text';</text:span></text:span><text:span text:style-name="Fuente_20_de_20_párrafo_20_predeter."><text:span text:style-name="T11">ope</text:span></text:span><text:span text:style-name="Fuente_20_de_20_párrafo_20_predeter."><text:span text:style-name="T10">=</text:span></text:span><text:span text:style-name="Fuente_20_de_20_párrafo_20_predeter."><text:span text:style-name="T12">utf8,</text:span></text:span><text:span text:style-name="Fuente_20_de_20_párrafo_20_predeter."><text:span text:style-name="T10">upper;title='Curso escolar';placeholder='2024/2025';pattern='^[0-9]{4}/[0-9]{4}$';patternmsg='Formato esperado: AAAA/AAAA']</text:span></text:span></text:p>
      <text:p text:style-name="P2"><text:bookmark-end text:name="__DdeLink__1512_95021444"/></text:p>
      <text:p text:style-name="P3"><text:span text:style-name="T13"/></text:p>
      <text:p text:style-name="P4"><text:span text:style-name="T14">El </text:span><text:span text:style-name="T15">presente</text:span><text:span text:style-name="T16"> </text:span><text:span text:style-name="T14">informe </text:span><text:span text:style-name="T15">tiene como objet</text:span><text:span text:style-name="T17">o </text:span><text:span text:style-name="T14">proponer </text:span><text:span text:style-name="T18">el desarrollo </text:span><text:span text:style-name="T19">técnico y económico del </text:span><text:span text:style-name="Fuente_20_de_20_párrafo_20_predeter."><text:span text:style-name="T20">proyecto de</text:span></text:span><text:span text:style-name="Fuente_20_de_20_párrafo_20_predeter."><text:span text:style-name="T21">nominado </text:span></text:span><text:span text:style-name="Fuente_20_de_20_párrafo_20_predeter."><text:span text:style-name="T22">[post_title]</text:span></text:span><text:span text:style-name="Fuente_20_de_20_párrafo_20_predeter."><text:span text:style-name="T21">, amparado en la competencia que le atribuye a esta Dirección General el artículo 17, </text:span></text:span><text:span text:style-name="Fuente_20_de_20_párrafo_20_predeter."><text:span text:style-name="T23">nº</text:span></text:span><text:span text:style-name="Fuente_20_de_20_párrafo_20_predeter."><text:span text:style-name="T21"> [numero_decreto;type='number';title='Número del decreto';placeholder='17';minvalue='1';maxvalue='999';description='Número del artículo </text:span></text:span><text:span text:style-name="Fuente_20_de_20_párrafo_20_predeter."><text:span text:style-name="T24">d</text:span></text:span><text:span text:style-name="Fuente_20_de_20_párrafo_20_predeter."><text:span text:style-name="T24">e</text:span></text:span><text:span text:style-name="Fuente_20_de_20_párrafo_20_predeter."><text:span text:style-name="T24">l </text:span></text:span><text:span text:style-name="Fuente_20_de_20_párrafo_20_predeter."><text:span text:style-name="T21">Decreto 84/2024, de 10 de junio</text:span></text:span><text:span text:style-name="Fuente_20_de_20_párrafo_20_predeter."><text:span text:style-name="T21">'], </text:span></text:span><text:span text:style-name="Fuente_20_de_20_párrafo_20_predeter."><text:span text:style-name="T23">l</text:span></text:span><text:span text:style-name="Fuente_20_de_20_párrafo_20_predeter."><text:span text:style-name="T23">e</text:span></text:span><text:span text:style-name="Fuente_20_de_20_párrafo_20_predeter."><text:span text:style-name="T23">t</text:span></text:span><text:span text:style-name="Fuente_20_de_20_párrafo_20_predeter."><text:span text:style-name="T23">r</text:span></text:span><text:span text:style-name="Fuente_20_de_20_párrafo_20_predeter."><text:span text:style-name="T23">a </text:span></text:span><text:span text:style-name="Fuente_20_de_20_párrafo_20_predeter."><text:span text:style-name="T21">[letra_decreto;type='text';title='Letra del artículo </text:span></text:span><text:span text:style-name="Fuente_20_de_20_párrafo_20_predeter."><text:span text:style-name="T24">d</text:span></text:span><text:span text:style-name="Fuente_20_de_20_párrafo_20_predeter."><text:span text:style-name="T24">e</text:span></text:span><text:span text:style-name="Fuente_20_de_20_párrafo_20_predeter."><text:span text:style-name="T24">l </text:span></text:span><text:span text:style-name="Fuente_20_de_20_párrafo_20_predeter."><text:span text:style-name="T21">Decreto 84/2024, de 10 de junio</text:span></text:span><text:span text:style-name="Fuente_20_de_20_párrafo_20_predeter."><text:span text:style-name="T21">';placeholder='a';pattern='^[A-Za-z]$';patternmsg='Debe ser una única letra'] del Decreto 84/2024, de 10 de junio, por el que se aprueba el Reglamento Orgánico de la Consejería de Educación, Formación Profesional, Actividad Física y Deportes, para [para;type='textarea';title='Finalidad del proyecto';placeholder='Indique la finalidad del proyecto';description='Texto que completa la frase “para …” en el documento'].</text:span></text:span></text:p>
      <text:p text:style-name="P5"><text:span text:style-name="Fuente_20_de_20_párrafo_20_predeter."><text:span text:style-name="T25"/></text:span></text:p>
      <text:p text:style-name="P6"><text:span text:style-name="Fuente_20_de_20_párrafo_20_predeter."><text:span text:style-name="T26">El proyecto </text:span></text:span><text:span text:style-name="Fuente_20_de_20_párrafo_20_predeter."><text:span text:style-name="T27">propuesto</text:span></text:span><text:span text:style-name="Fuente_20_de_20_párrafo_20_predeter."><text:span text:style-name="T26"> tiene las siguientes características:</text:span></text:span></text:p>
      <text:p text:style-name="P6"><text:span text:style-name="Fuente_20_de_20_párrafo_20_predeter."><text:span text:style-name="T28"/></text:span></text:p>
      <text:p text:style-name="P7">BLOQUE I: PROPUESTA EDUCATIVA SOBRE EL DESARROLLO DEL PROYECTO.</text:p>
      <text:p text:style-name="P8"><text:span text:style-name="T29"/></text:p>
      <text:p text:style-name="P8"><text:span text:style-name="T30">Á</text:span><text:span text:style-name="T31">rea/programa educativo:</text:span></text:p>
      <text:p text:style-name="P9"/>
      <text:list xml:id="list1392034975" text:style-name="L1">
        <text:list-header>
          <text:p text:style-name="P10"><text:span text:style-name="Fuente_20_de_20_párrafo_20_predeter."><text:span text:style-name="T32">T</text:span></text:span><text:span text:style-name="Fuente_20_de_20_párrafo_20_predeter."><text:span text:style-name="T33">ítulo:</text:span></text:span><text:span text:style-name="Fuente_20_de_20_párrafo_20_predeter."><text:span text:style-name="T34"> [post_title]</text:span></text:span></text:p>
          <text:p text:style-name="P11"/>
          <text:p text:style-name="P12"><text:span text:style-name="T33">Objeto: </text:span><text:span text:style-name="Fuente_20_de_20_párrafo_20_predeter."><text:span text:style-name="T34">[objeto;type='textarea';title='Objeto';description='Descripción del objeto del proyecto']</text:span></text:span></text:p>
          <text:p text:style-name="P12"><text:span text:style-name="Fuente_20_de_20_párrafo_20_predeter."><text:span text:style-name="T33"/></text:span></text:p>
        </text:list-header>
      </text:list>
      <text:list text:style-name="L2">
        <text:list-header>
          <text:p text:style-name="P13">Líneas de actuación: <text:span text:style-name="Fuente_20_de_20_párrafo_20_predeter."><text:span text:style-name="T35">[lineadeactuacion;type='textarea';title='Líneas de actuación';</text:span></text:span><text:span text:style-name="Fuente_20_de_20_párrafo_20_predeter."><text:span text:style-name="T36">d</text:span></text:span><text:span text:style-name="Fuente_20_de_20_párrafo_20_predeter."><text:span text:style-name="T36">e</text:span></text:span><text:span text:style-name="Fuente_20_de_20_párrafo_20_predeter."><text:span text:style-name="T36">scription='Basado en los objetivos estratégicos </text:span></text:span><text:span text:style-name="Fuente_20_de_20_párrafo_20_predeter."><text:span text:style-name="T37">de la Consejeria</text:span></text:span><text:span text:style-name="Fuente_20_de_20_párrafo_20_predeter."><text:span text:style-name="T36">'</text:span></text:span><text:span text:style-name="Fuente_20_de_20_párrafo_20_predeter."><text:span text:style-name="T35">]</text:span></text:span></text:p>
          <text:p text:style-name="P14"/>
        </text:list-header>
      </text:list>
      <text:list text:continue-list="list1392034975" text:style-name="L1">
        <text:list-header>
          <text:p text:style-name="P15">Destinatarios: <text:span text:style-name="T38">[destinatarios;type='text';title='Destinatarios';placeholder='Público destinatario del proyecto']</text:span></text:p>
          <text:p text:style-name="P16"/>
          <text:p text:style-name="P17"><text:span text:style-name="Fuente_20_de_20_párrafo_20_predeter."><text:span text:style-name="T39">Alcance:</text:span></text:span></text:p>
          <text:p text:style-name="P18"><text:soft-page-break/><text:span text:style-name="Fuente_20_de_20_párrafo_20_predeter."><text:span text:style-name="T40"/></text:span></text:p>
        </text:list-header>
      </text:list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row>
          <table:table-cell table:style-name="Tabla2.A1" office:value-type="string">
            <text:p text:style-name="P19">CENTROS</text:p>
          </table:table-cell>
          <table:table-cell table:style-name="Tabla2.A1" office:value-type="string">
            <text:p text:style-name="P20">PROFESORADO</text:p>
          </table:table-cell>
          <table:table-cell table:style-name="Tabla2.A1" office:value-type="string">
            <text:p text:style-name="P20">ALUMNADO</text:p>
          </table:table-cell>
          <table:table-cell table:style-name="Tabla2.D1" office:value-type="string">
            <text:p text:style-name="P20">FAMILIAS</text:p>
          </table:table-cell>
        </table:table-row>
        <table:table-row table:style-name="Tabla2.2">
          <table:table-cell table:style-name="Tabla2.A2" office:value-type="string">
            <text:p text:style-name="P21">[alcance_centros;type='number';title='Nº Centros';placeholder='0';minvalue='0';frm='0.000.||-';description='Indique el nº de alcance estimado']</text:p>
          </table:table-cell>
          <table:table-cell table:style-name="Tabla2.A2" office:value-type="string">
            <text:p text:style-name="P22">[alcance_profesorado;type='number';title='Nº Profesorado';placeholder='0';minvalue='0';frm='0.000.||-';description='Indique el nº de alcance estimado']</text:p>
          </table:table-cell>
          <table:table-cell table:style-name="Tabla2.A2" office:value-type="string">
            <text:p text:style-name="P22">[alcance_alumnado;type='number';title='Nº Alumnado';placeholder='0';minvalue='0';frm='0.000.||-';description='Indique el nº de alcance estimado']</text:p>
          </table:table-cell>
          <table:table-cell table:style-name="Tabla2.D2" office:value-type="string">
            <text:p text:style-name="P22">[alcance_familias;type='number';title='Nº Familias';placeholder='0';minvalue='0';frm='0.000.||-';description='Indique el nº de alcance estimado']</text:p>
          </table:table-cell>
        </table:table-row>
      </table:table>
      <text:p text:style-name="P23"/>
      <text:list text:style-name="L3">
        <text:list-header>
          <text:p text:style-name="P24"><text:span text:style-name="Fuente_20_de_20_párrafo_20_predeter."><text:span text:style-name="T41">BLOQUE I</text:span></text:span><text:span text:style-name="Fuente_20_de_20_párrafo_20_predeter."><text:span text:style-name="T42">I</text:span></text:span><text:span text:style-name="Fuente_20_de_20_párrafo_20_predeter."><text:span text:style-name="T41">: PROPUESTA ECONÓMICA NECESARIA PARA EL DESARROLLO DEL PROYECTO.</text:span></text:span></text:p>
        </text:list-header>
      </text:list>
      <text:p text:style-name="P25"><text:span text:style-name="T43">La e</text:span><text:span text:style-name="T44">stimación del gasto máximo </text:span><text:span text:style-name="T45">que conllevará </text:span><text:span text:style-name="T44">dicho proyecto</text:span><text:span text:style-name="T46"> </text:span><text:span text:style-name="T45">EN EL PRESENTE EJERCICIO </text:span><text:span text:style-name="T47">es</text:span><text:span text:style-name="T45"> </text:span><text:span text:style-name="T46">d</text:span><text:span text:style-name="T48">e</text:span><text:span text:style-name="Fuente_20_de_20_párrafo_20_predeter."><text:span text:style-name="T48"> [gasto_letra;type='text';title='Gasto total (en letra)';placeholder='Doscientos euros'] </text:span></text:span><text:span text:style-name="Fuente_20_de_20_párrafo_20_predeter."><text:span text:style-name="T49">(</text:span></text:span><text:span text:style-name="Fuente_20_de_20_párrafo_20_predeter."><text:span text:style-name="T48">[gasto_numero;type='number';title='Gasto total (número)';placeholder='0';minvalue='0';frm='0.000,00 €']</text:span></text:span><text:span text:style-name="Fuente_20_de_20_párrafo_20_predeter."><text:span text:style-name="T49">)</text:span></text:span><text:span text:style-name="Fuente_20_de_20_párrafo_20_predeter."><text:span text:style-name="T50"> </text:span></text:span><text:span text:style-name="T50">e</text:span><text:span text:style-name="T51">uros</text:span><text:span text:style-name="T52">, </text:span><text:span text:style-name="T53">con cargo a la</text:span><text:span text:style-name="T54"> partida presupuestaria [partida;type='text';title='Partida presupuestaria';placeholder='18.02.322A.640.00']</text:span><text:span text:style-name="Fuente_20_de_20_párrafo_20_predeter."><text:span text:style-name="T55">, </text:span></text:span><text:span text:style-name="T55">c</text:span><text:span text:style-name="T51">on el siguiente </text:span><text:span text:style-name="T56">desglose</text:span><text:span text:style-name="T51">:</text:span></text:p>
      <text:p text:style-name="P26"/>
      <text:p text:style-name="P26">[onshow;block=begin;bloc=g_libramientos]</text:p>
      <text:list xml:id="list112924814163773" text:continue-numbering="true" text:style-name="L3">
        <text:list-header>
          <text:p text:style-name="P27"><text:span text:style-name="T57">LIBRAMIENTO A CENTROS</text:span><text:span text:style-name="T58">:</text:span></text:p>
        </text:list-header>
      </text:list>
      <text:p text:style-name="P28"><text:span text:style-name="T59"/></text:p>
      <text:p text:style-name="P29"><text:span text:style-name="Fuente_20_de_20_párrafo_20_predeter."><text:span text:style-name="T60">Para el desarrollo del proyecto </text:span></text:span><text:span text:style-name="Fuente_20_de_20_párrafo_20_predeter."><text:span text:style-name="T61">es</text:span></text:span><text:span text:style-name="Fuente_20_de_20_párrafo_20_predeter."><text:span text:style-name="T60"> necesari</text:span></text:span><text:span text:style-name="Fuente_20_de_20_párrafo_20_predeter."><text:span text:style-name="T62">o</text:span></text:span><text:span text:style-name="T63"> realizar </text:span><text:span text:style-name="T64">un libramiento a </text:span><text:span text:style-name="T65">los siguientes </text:span><text:span text:style-name="T64">centro</text:span><text:span text:style-name="T66">s </text:span><text:span text:style-name="T59">con la finalidad que se indica:</text:span></text:p>
      <text:p text:style-name="P30"><text:span text:style-name="Fuente_20_de_20_párrafo_20_predeter."><text:span text:style-name="T67"/>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31">CENTRO</text:p>
          </table:table-cell>
          <table:table-cell table:style-name="Tabla6.A1" office:value-type="string">
            <text:p text:style-name="P31">FINALIDAD</text:p>
          </table:table-cell>
          <table:table-cell table:style-name="Tabla6.C1" office:value-type="string">
            <text:p text:style-name="P32">IMPORT<text:span text:style-name="T68">E </text:span></text:p>
          </table:table-cell>
        </table:table-row>
        <table:table-row table:style-name="Tabla6.2">
          <table:table-cell table:style-name="Tabla6.A2" office:value-type="string">
            <text:list text:style-name="L4">
              <text:list-header>
                <text:p text:style-name="P33">[g_libramientos.centro;block=tbs:row;type='text';title='Centro';placeholder='Código del centro']</text:p>
              </text:list-header>
            </text:list>
          </table:table-cell>
          <table:table-cell table:style-name="Tabla6.B2" office:value-type="string">
            <text:list text:continue-numbering="true" text:style-name="L4">
              <text:list-header>
                <text:p text:style-name="P34">[g_libramientos.finalidad;type='text';title='Finalidad';placeholder='Finalidad del libramiento']</text:p>
              </text:list-header>
            </text:list>
          </table:table-cell>
          <table:table-cell table:style-name="Tabla6.C2" office:value-type="string">
            <text:p text:style-name="P35">[g_libramientos.importe;type='number';title='<text:span text:style-name="T69">Importe</text:span>';minvalue='0';placeholder='0';frm='0.000,00 €']</text:p>
          </table:table-cell>
        </table:table-row>
        <table:table-row table:style-name="Tabla6.3">
          <table:table-cell table:style-name="Tabla6.A3" office:value-type="string">
            <text:list text:continue-numbering="true" text:style-name="L4">
              <text:list-header>
                <text:p text:style-name="P36">TOTAL</text:p>
              </text:list-header>
            </text:list>
          </table:table-cell>
          <table:table-cell table:style-name="Tabla6.B3" office:value-type="string">
            <text:list xml:id="list112924021549825" text:continue-numbering="true" text:style-name="L4">
              <text:list-header>
                <text:p text:style-name="P33"/>
              </text:list-header>
            </text:list>
          </table:table-cell>
          <table:table-cell table:style-name="Tabla6.C3" office:value-type="string">
            <text:p text:style-name="P35">[libramientos_total;type='num<text:soft-page-break/>ber';title='Total de libramientos (suma)';minvalue='0';placeholder='0';frm='0.000,00 €';description='Indicar la suma total solo en caso de haber libramientos']</text:p>
          </table:table-cell>
        </table:table-row>
      </table:table>
      <text:p text:style-name="P37">[onshow;block=end]</text:p>
      <text:p text:style-name="P38">[onshow;block=begin;bloc=servicios_proveedor]</text:p>
      <text:list xml:id="list112924757838860" text:continue-list="list112924814163773" text:style-name="L3">
        <text:list-header>
          <text:p text:style-name="P39">S<text:span text:style-name="T70">ERVICIOS</text:span> a contratar:</text:p>
        </text:list-header>
      </text:list>
      <text:p text:style-name="P40"><text:span text:style-name="Fuente_20_de_20_párrafo_20_predeter."><text:span text:style-name="T71">Para el desarrollo del proyecto </text:span></text:span><text:span text:style-name="Fuente_20_de_20_párrafo_20_predeter."><text:span text:style-name="T72">es</text:span></text:span><text:span text:style-name="Fuente_20_de_20_párrafo_20_predeter."><text:span text:style-name="T71"> necesaria la contratación de los </text:span></text:span><text:span text:style-name="Fuente_20_de_20_párrafo_20_predeter."><text:span text:style-name="T73">servicios</text:span></text:span><text:span text:style-name="Fuente_20_de_20_párrafo_20_predeter."><text:span text:style-name="T71"> </text:span></text:span><text:span text:style-name="Fuente_20_de_20_párrafo_20_predeter."><text:span text:style-name="T74">e importes </text:span></text:span><text:span text:style-name="Fuente_20_de_20_párrafo_20_predeter."><text:span text:style-name="T71">que se relaciona</text:span></text:span><text:span text:style-name="Fuente_20_de_20_párrafo_20_predeter."><text:span text:style-name="T75">n </text:span></text:span><text:span text:style-name="Fuente_20_de_20_párrafo_20_predeter."><text:span text:style-name="T74">en virtud de los presupuestos presentados</text:span></text:span><text:span text:style-name="Fuente_20_de_20_párrafo_20_predeter."><text:span text:style-name="T75">: </text:span></text:span></text:p>
      <text:p text:style-name="P40"><text:span text:style-name="Fuente_20_de_20_párrafo_20_predeter."><text:span text:style-name="T76">SI ES DESPLAZAMIENTOS, PREGUNTAR A CAROL LA AGENCIA Y EL IMPORTE APROXIMADO , PONER SIEMPRE POR LO ALTO.</text:span></text:span></text:p>
      <table:table table:name="Tabla3" table:style-name="Tabla3">
        <table:table-column table:style-name="Tabla3.A" table:number-columns-repeated="2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office:value-type="string">
            <text:p text:style-name="P41">EMPRESA/PROVEEDOR</text:p>
          </table:table-cell>
          <table:table-cell table:style-name="Tabla3.A1" table:number-columns-spanned="4" office:value-type="string">
            <text:p text:style-name="P41">[servicios_proveedor;type='text';title='<text:span text:style-name="T77">Servicios </text:span>Proveedor';placeholder='Nombre proveedor']</text:p>
          </table:table-cell>
          <table:covered-table-cell/>
          <table:covered-table-cell/>
          <table:covered-table-cell/>
          <table:table-cell table:style-name="Tabla3.A1" office:value-type="string">
            <text:p text:style-name="P42">CIF/NIF</text:p>
          </table:table-cell>
          <table:table-cell table:style-name="Tabla3.G1" table:number-columns-spanned="2" office:value-type="string">
            <text:p text:style-name="P43">[servicios_cif;type='text';title='ServiciosCIF/NIF';placeholder='B12345678';pattern='^[A-HJNPQRSUVW][0-9]{7}[0-9A-J]$';patternmsg='CIF no válido']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41">Correo electrónico</text:p>
          </table:table-cell>
          <table:table-cell table:style-name="Tabla3.A2" table:number-columns-spanned="4" office:value-type="string">
            <text:p text:style-name="P41">[servicios_email;type='email';title='Servicios Correo';placeholder='proveedor@correo.es']</text:p>
          </table:table-cell>
          <table:covered-table-cell/>
          <table:covered-table-cell/>
          <table:covered-table-cell/>
          <table:table-cell table:style-name="Tabla3.A2" office:value-type="string">
            <text:p text:style-name="P42">Teléfono</text:p>
          </table:table-cell>
          <table:table-cell table:style-name="Tabla3.G2" table:number-columns-spanned="2" office:value-type="string">
            <text:p text:style-name="P43">[servicios_telefono;type='text';title='Servicios Teléfono';placeholder='600000000']</text:p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41">CONCEPTOS</text:p>
          </table:table-cell>
          <table:covered-table-cell/>
          <table:table-cell table:style-name="Tabla3.A2" office:value-type="string">
            <text:p text:style-name="P44"><text:span text:style-name="T78">CANTIDAD</text:span><text:span text:style-name="T79"> </text:span></text:p>
          </table:table-cell>
          <table:table-cell table:style-name="Tabla3.A2" office:value-type="string">
            <text:p text:style-name="P45">IMPORTE UNITARIO</text:p>
          </table:table-cell>
          <table:table-cell table:style-name="Tabla3.A2" office:value-type="string">
            <text:p text:style-name="P46">IMPORT<text:span text:style-name="T68">E SIN IMPUESTOS</text:span></text:p>
          </table:table-cell>
          <table:table-cell table:style-name="Tabla3.A2" office:value-type="string">
            <text:p text:style-name="P42">IGIC</text:p>
          </table:table-cell>
          <table:table-cell table:style-name="Tabla3.A2" office:value-type="string">
            <text:p text:style-name="P43">IRPF</text:p>
          </table:table-cell>
          <table:table-cell table:style-name="Tabla3.G2" office:value-type="string">
            <text:p text:style-name="P47">TOTAL</text:p>
          </table:table-cell>
        </table:table-row>
        <table:table-row table:style-name="Tabla3.4">
          <table:table-cell table:style-name="Tabla3.A4" table:number-columns-spanned="2" office:value-type="string">
            <text:list text:continue-list="list112924021549825" text:style-name="L4">
              <text:list-header>
                <text:p text:style-name="P48">[g_servicios.concepto;type='text';block=tbs:row;title='Concepto';placeholder='Descripción del servicio']</text:p>
              </text:list-header>
            </text:list>
          </table:table-cell>
          <table:covered-table-cell/>
          <table:table-cell table:style-name="Tabla3.C4" office:value-type="string">
            <text:list text:continue-numbering="true" text:style-name="L4">
              <text:list-header>
                <text:p text:style-name="P48">[g_servicios.cantidad;type='number';t<text:soft-page-break/>itle='Cantidad';minvalue='0';placeholder='0';frm='0']</text:p>
              </text:list-header>
            </text:list>
          </table:table-cell>
          <table:table-cell table:style-name="Tabla3.D4" office:value-type="string">
            <text:p text:style-name="P49">[g_servicios.unitario;type='n<text:soft-page-break/>umber';title='Importe unitario';minvalue='0';placeholder='0';frm='0.000,00 €']</text:p>
          </table:table-cell>
          <table:table-cell table:style-name="Tabla3.E4" office:value-type="string">
            <text:p text:style-name="P50">[g_servicios.sinimpuestos;type='<text:soft-page-break/>number';title='Importe sin impuestos';minvalue='0';placeholder='0';frm='0.000,00 €']</text:p>
          </table:table-cell>
          <table:table-cell table:style-name="Tabla3.F4" office:value-type="string">
            <text:p text:style-name="P50">[g_servicios.igic;type='number';title='IGI<text:soft-page-break/>C (%)';minvalue='0';maxvalue='100';placeholder='0';frm='<text:span text:style-name="T80">0.0</text:span>0 %']<office:annotation loext:resolved="false"><dc:creator>NATALIA RODRIGUEZ HERNANDEZ</dc:creator><dc:date>2025-06-20T11:53:06.010184778</dc:date><text:p text:style-name="P51"><text:span text:style-name="T81">si la empresa está exenta de IGIC deben de justificarlo en la casilla y tanto presupuesto como factura debe aparecer.</text:span></text:p></office:annotation><office:annotation loext:resolved="false"><dc:creator>NATALIA RODRIGUEZ HERNANDEZ</dc:creator><dc:date>2025-06-18T09:38:56.815443991</dc:date><text:p text:style-name="P51"><text:span text:style-name="T81">especificar si es IGIC O IRFP ASÍ COMO EL PORCENTAJE</text:span></text:p></office:annotation></text:p>
          </table:table-cell>
          <table:table-cell table:style-name="Tabla3.G4" office:value-type="string">
            <text:p text:style-name="P50">[g_servicios.irpf;typ<text:soft-page-break/>e='number';title='IRPF (%)';minvalue='0';maxvalue='100';placeholder='0';frm='0 %']</text:p>
          </table:table-cell>
          <table:table-cell table:style-name="Tabla3.H4" office:value-type="string">
            <text:p text:style-name="P50">[g_servicios.total;type<text:soft-page-break/>='number';title='Total';minvalue='0';placeholder='0';frm='0.000,00 €']</text:p>
          </table:table-cell>
        </table:table-row>
        <table:table-row table:style-name="Tabla3.5">
          <table:table-cell table:style-name="Tabla3.A5" table:number-columns-spanned="2" office:value-type="string">
            <text:list text:continue-numbering="true" text:style-name="L4">
              <text:list-header>
                <text:p text:style-name="P36"/>
              </text:list-header>
            </text:list>
          </table:table-cell>
          <table:covered-table-cell/>
          <table:table-cell table:style-name="Tabla3.C5" office:value-type="string">
            <text:list text:continue-numbering="true" text:style-name="L4">
              <text:list-header>
                <text:p text:style-name="P48"/>
              </text:list-header>
            </text:list>
          </table:table-cell>
          <table:table-cell table:style-name="Tabla3.D5" office:value-type="string">
            <text:p text:style-name="P49">TOTAL</text:p>
          </table:table-cell>
          <table:table-cell table:style-name="Tabla3.E5" office:value-type="string">
            <text:p text:style-name="P50"/>
          </table:table-cell>
          <table:table-cell table:style-name="Tabla3.F5" office:value-type="string">
            <text:p text:style-name="P50"/>
          </table:table-cell>
          <table:table-cell table:style-name="Tabla3.G5" office:value-type="string">
            <text:p text:style-name="P50"/>
          </table:table-cell>
          <table:table-cell table:style-name="Tabla3.H5" office:value-type="string">
            <text:p text:style-name="P50">[servicios_total;type='text';title='Total']</text:p>
          </table:table-cell>
        </table:table-row>
      </table:table>
      <text:p text:style-name="P52"><text:span text:style-name="Fuente_20_de_20_párrafo_20_predeter."><text:span text:style-name="T82">PONER ESTO SI ESTÁ EXENTO, SI NO BORRARLO: </text:span></text:span><text:span text:style-name="Fuente_20_de_20_párrafo_20_predeter."><text:span text:style-name="T83">* Operación exenta del Impuesto General Indirecto Canario.</text:span></text:span></text:p>
      <text:p text:style-name="P53"><text:span text:style-name="Fuente_20_de_20_párrafo_20_predeter."><text:span text:style-name="T84">[onshow;block=end]</text:span></text:span></text:p>
      <text:p text:style-name="P54"><text:span text:style-name="Fuente_20_de_20_párrafo_20_predeter."><text:span text:style-name="T85">Ejemplos</text:span></text:span></text:p>
      <text:p text:style-name="P54"><text:span text:style-name="Fuente_20_de_20_párrafo_20_predeter."><text:span text:style-name="T85">*EL IGIC SE SUMA Y SE PONE EN LA ÚLTIMA CASILLA.</text:span>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p text:style-name="P55">CONCEPTOS</text:p>
          </table:table-cell>
          <table:table-cell table:style-name="Tabla7.A1" office:value-type="string">
            <text:p text:style-name="P56"><text:span text:style-name="T78">CANTIDAD</text:span><text:span text:style-name="T79"> </text:span></text:p>
          </table:table-cell>
          <table:table-cell table:style-name="Tabla7.A1" office:value-type="string">
            <text:p text:style-name="P56">IMPORTE UNITARIO</text:p>
          </table:table-cell>
          <table:table-cell table:style-name="Tabla7.A1" office:value-type="string">
            <text:p text:style-name="P57">IMPORT<text:span text:style-name="T68">E SIN IMPUESTOS</text:span></text:p>
          </table:table-cell>
          <table:table-cell table:style-name="Tabla7.E1" office:value-type="string">
            <text:p text:style-name="P58">IGIC 7%</text:p>
          </table:table-cell>
          <table:table-cell table:style-name="Tabla7.A1" office:value-type="string">
            <text:p text:style-name="P59">IRPF</text:p>
          </table:table-cell>
          <table:table-cell table:style-name="Tabla7.G1" office:value-type="string">
            <text:p text:style-name="P60">TOTAL</text:p>
          </table:table-cell>
        </table:table-row>
        <table:table-row table:style-name="Tabla7.2">
          <table:table-cell table:style-name="Tabla7.A2" office:value-type="string">
            <text:list text:continue-numbering="true" text:style-name="L4">
              <text:list-header>
                <text:p text:style-name="P61">EJEMPLO</text:p>
              </text:list-header>
            </text:list>
          </table:table-cell>
          <table:table-cell table:style-name="Tabla7.B2" office:value-type="string">
            <text:list text:continue-numbering="true" text:style-name="L4">
              <text:list-header>
                <text:p text:style-name="P61">1</text:p>
              </text:list-header>
            </text:list>
          </table:table-cell>
          <table:table-cell table:style-name="Tabla7.C2" office:value-type="string">
            <text:p text:style-name="P62">100€</text:p>
          </table:table-cell>
          <table:table-cell table:style-name="Tabla7.D2" office:value-type="string">
            <text:p text:style-name="P63">100€</text:p>
          </table:table-cell>
          <table:table-cell table:style-name="Tabla7.E2" office:value-type="string">
            <text:p text:style-name="P63">7€<office:annotation office:name="__Annotation__995_4282402925" loext:resolved="false"><dc:creator>NATALIA RODRIGUEZ HERNANDEZ</dc:creator><dc:date>2025-06-20T11:53:06.010184778</dc:date><text:p text:style-name="P51"><text:span text:style-name="T81">si la empresa está exenta de IGIC deben de justificarlo en la casilla y tanto presupuesto como factura debe aparecer.</text:span></text:p></office:annotation><office:annotation office:name="__Annotation__996_4282402925" loext:resolved="false"><dc:creator>NATALIA RODRIGUEZ HERNANDEZ</dc:creator><dc:date>2025-06-18T09:38:56.815443991</dc:date><text:p text:style-name="P51"><text:span text:style-name="T81">especificar si es IGIC O IRFP ASÍ COMO EL PORCENTAJE</text:span></text:p></office:annotation></text:p>
          </table:table-cell>
          <table:table-cell table:style-name="Tabla7.F2" office:value-type="string">
            <text:p text:style-name="P63">-</text:p>
          </table:table-cell>
          <table:table-cell table:style-name="Tabla7.G2" office:value-type="string">
            <text:p text:style-name="P63">107€</text:p>
          </table:table-cell>
        </table:table-row>
        <table:table-row table:style-name="Tabla7.3">
          <table:table-cell table:style-name="Tabla7.A3" office:value-type="string">
            <text:list text:continue-numbering="true" text:style-name="L4">
              <text:list-header>
                <text:p text:style-name="P64"/>
              </text:list-header>
            </text:list>
          </table:table-cell>
          <table:table-cell table:style-name="Tabla7.B3" office:value-type="string">
            <text:list xml:id="list112924226479759" text:continue-numbering="true" text:style-name="L4">
              <text:list-header>
                <text:p text:style-name="P61"/>
              </text:list-header>
            </text:list>
          </table:table-cell>
          <table:table-cell table:style-name="Tabla7.C3" office:value-type="string">
            <text:p text:style-name="P62">TOTAL</text:p>
          </table:table-cell>
          <table:table-cell table:style-name="Tabla7.D3" office:value-type="string">
            <text:p text:style-name="P63">100€</text:p>
          </table:table-cell>
          <table:table-cell table:style-name="Tabla7.E3" office:value-type="string">
            <text:p text:style-name="P63">7</text:p>
          </table:table-cell>
          <table:table-cell table:style-name="Tabla7.F3" office:value-type="string">
            <text:p text:style-name="P63">-</text:p>
          </table:table-cell>
          <table:table-cell table:style-name="Tabla7.G3" office:value-type="string">
            <text:p text:style-name="P65">107<office:annotation loext:resolved="false"><dc:creator>NATALIA RODRIGUEZ HERNANDEZ</dc:creator><dc:date>2025-10-16T12:37:48.880092716</dc:date><text:p text:style-name="P51"><text:span text:style-name="T81">ESTA CANTIDAD ES LA QUE SE SUMA PARA EL TOTAL</text:span></text:p></office:annotation>€</text:p>
          </table:table-cell>
        </table:table-row>
      </table:table>
      <text:list text:style-name="L5">
        <text:list-item>
          <text:p text:style-name="P66"><text:span text:style-name="Fuente_20_de_20_párrafo_20_predeter."><text:span text:style-name="T85">SI ES IRFP SE RESTA Y EL TOTAL VA EN IMPORTE SIN IMPUESTOS.</text:span></text:span></text:p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 table:style-name="Tabla5.1">
          <table:table-cell table:style-name="Tabla5.A1" office:value-type="string">
            <text:p text:style-name="P55">CONCEPTOS</text:p>
          </table:table-cell>
          <table:table-cell table:style-name="Tabla5.A1" office:value-type="string">
            <text:p text:style-name="P56"><text:span text:style-name="T78">CANTIDAD</text:span><text:span text:style-name="T79"> </text:span></text:p>
          </table:table-cell>
          <table:table-cell table:style-name="Tabla5.A1" office:value-type="string">
            <text:p text:style-name="P56">IMPORTE UNITARIO</text:p>
          </table:table-cell>
          <table:table-cell table:style-name="Tabla5.A1" office:value-type="string">
            <text:p text:style-name="P57">IMPORT<text:span text:style-name="T68">E SIN IMPUESTOS</text:span></text:p>
          </table:table-cell>
          <table:table-cell table:style-name="Tabla5.E1" office:value-type="string">
            <text:p text:style-name="P58">IGIC 7%</text:p>
          </table:table-cell>
          <table:table-cell table:style-name="Tabla5.A1" office:value-type="string">
            <text:p text:style-name="P59">IRPF</text:p>
            <text:p text:style-name="P59">15%</text:p>
          </table:table-cell>
          <table:table-cell table:style-name="Tabla5.G1" office:value-type="string">
            <text:p text:style-name="P60">TOTAL</text:p>
          </table:table-cell>
        </table:table-row>
        <text:soft-page-break/>
        <table:table-row table:style-name="Tabla5.2">
          <table:table-cell table:style-name="Tabla5.A2" office:value-type="string">
            <text:list text:continue-list="list112924226479759" text:style-name="L4">
              <text:list-header>
                <text:p text:style-name="P61">EJEMPLO</text:p>
              </text:list-header>
            </text:list>
          </table:table-cell>
          <table:table-cell table:style-name="Tabla5.B2" office:value-type="string">
            <text:list text:continue-numbering="true" text:style-name="L4">
              <text:list-header>
                <text:p text:style-name="P61"><office:annotation office:name="__Annotation__988_4282402925" loext:resolved="false"><dc:creator>NATALIA RODRIGUEZ HERNANDEZ</dc:creator><dc:date>2025-06-13T11:51:24.308927732</dc:date><text:p text:style-name="P51"><text:span text:style-name="T81">AQUÍ EXPLICAR BIEN LO QUE ES.</text:span></text:p></office:annotation>1</text:p>
              </text:list-header>
            </text:list>
          </table:table-cell>
          <table:table-cell table:style-name="Tabla5.C2" office:value-type="string">
            <text:p text:style-name="P62">100€</text:p>
          </table:table-cell>
          <table:table-cell table:style-name="Tabla5.D2" office:value-type="string">
            <text:p text:style-name="P63">100€</text:p>
          </table:table-cell>
          <table:table-cell table:style-name="Tabla5.E2" office:value-type="string">
            <text:p text:style-name="P63">-<office:annotation office:name="__Annotation__989_4282402925" loext:resolved="false"><dc:creator>NATALIA RODRIGUEZ HERNANDEZ</dc:creator><dc:date>2025-06-20T11:53:06.010184778</dc:date><text:p text:style-name="P51"><text:span text:style-name="T81">si la empresa está exenta de IGIC deben de justificarlo en la casilla y tanto presupuesto como factura debe aparecer.</text:span></text:p></office:annotation><office:annotation office:name="__Annotation__990_4282402925" loext:resolved="false"><dc:creator>NATALIA RODRIGUEZ HERNANDEZ</dc:creator><dc:date>2025-06-18T09:38:56.815443991</dc:date><text:p text:style-name="P51"><text:span text:style-name="T81">especificar si es IGIC O IRFP ASÍ COMO EL PORCENTAJE</text:span></text:p></office:annotation></text:p>
          </table:table-cell>
          <table:table-cell table:style-name="Tabla5.F2" office:value-type="string">
            <text:p text:style-name="P63">15€</text:p>
          </table:table-cell>
          <table:table-cell table:style-name="Tabla5.G2" office:value-type="string">
            <text:p text:style-name="P63">85€</text:p>
          </table:table-cell>
        </table:table-row>
        <table:table-row table:style-name="Tabla5.3">
          <table:table-cell table:style-name="Tabla5.A3" office:value-type="string">
            <text:list text:continue-numbering="true" text:style-name="L4">
              <text:list-header>
                <text:p text:style-name="P64"/>
              </text:list-header>
            </text:list>
          </table:table-cell>
          <table:table-cell table:style-name="Tabla5.B3" office:value-type="string">
            <text:list xml:id="list112925153765616" text:continue-numbering="true" text:style-name="L4">
              <text:list-header>
                <text:p text:style-name="P61"/>
              </text:list-header>
            </text:list>
          </table:table-cell>
          <table:table-cell table:style-name="Tabla5.C3" office:value-type="string">
            <text:p text:style-name="P62">TOTAL</text:p>
          </table:table-cell>
          <table:table-cell table:style-name="Tabla5.D3" office:value-type="string">
            <text:p text:style-name="P67">100€</text:p>
          </table:table-cell>
          <table:table-cell table:style-name="Tabla5.E3" office:value-type="string">
            <text:p text:style-name="P63">-</text:p>
          </table:table-cell>
          <table:table-cell table:style-name="Tabla5.F3" office:value-type="string">
            <text:p text:style-name="P63">15€</text:p>
          </table:table-cell>
          <table:table-cell table:style-name="Tabla5.G3" office:value-type="string">
            <text:p text:style-name="P68">85e</text:p>
          </table:table-cell>
        </table:table-row>
      </table:table>
      <text:p text:style-name="P54"><text:span text:style-name="Fuente_20_de_20_párrafo_20_predeter."><text:span text:style-name="T86"/></text:span></text:p>
      <text:p text:style-name="P69"><text:span text:style-name="Fuente_20_de_20_párrafo_20_predeter."><text:span text:style-name="T71">[onshow;block=begin;bloc=</text:span></text:span><text:span text:style-name="Fuente_20_de_20_párrafo_20_predeter."><text:span text:style-name="T87">s</text:span></text:span><text:span text:style-name="Fuente_20_de_20_párrafo_20_predeter."><text:span text:style-name="T87">u</text:span></text:span><text:span text:style-name="Fuente_20_de_20_párrafo_20_predeter."><text:span text:style-name="T87">m</text:span></text:span><text:span text:style-name="Fuente_20_de_20_párrafo_20_predeter."><text:span text:style-name="T87">i</text:span></text:span><text:span text:style-name="Fuente_20_de_20_párrafo_20_predeter."><text:span text:style-name="T87">n</text:span></text:span><text:span text:style-name="Fuente_20_de_20_párrafo_20_predeter."><text:span text:style-name="T87">i</text:span></text:span><text:span text:style-name="Fuente_20_de_20_párrafo_20_predeter."><text:span text:style-name="T87">s</text:span></text:span><text:span text:style-name="Fuente_20_de_20_párrafo_20_predeter."><text:span text:style-name="T87">t</text:span></text:span><text:span text:style-name="Fuente_20_de_20_párrafo_20_predeter."><text:span text:style-name="T87">r</text:span></text:span><text:span text:style-name="Fuente_20_de_20_párrafo_20_predeter."><text:span text:style-name="T87">o</text:span></text:span><text:span text:style-name="Fuente_20_de_20_párrafo_20_predeter."><text:span text:style-name="T87">s</text:span></text:span><text:span text:style-name="Fuente_20_de_20_párrafo_20_predeter."><text:span text:style-name="T71">_proveedor]<text:line-break/></text:span></text:span><text:span text:style-name="Fuente_20_de_20_párrafo_20_predeter."><text:span text:style-name="T71">Para el desarrollo del proyecto </text:span></text:span><text:span text:style-name="Fuente_20_de_20_párrafo_20_predeter."><text:span text:style-name="T72">es</text:span></text:span><text:span text:style-name="Fuente_20_de_20_párrafo_20_predeter."><text:span text:style-name="T71"> necesaria la contratación de los </text:span></text:span><text:span text:style-name="Fuente_20_de_20_párrafo_20_predeter."><text:span text:style-name="T87">suministros</text:span></text:span><text:span text:style-name="Fuente_20_de_20_párrafo_20_predeter."><text:span text:style-name="T71"> que se relaciona</text:span></text:span><text:span text:style-name="Fuente_20_de_20_párrafo_20_predeter."><text:span text:style-name="T75">n </text:span></text:span><text:span text:style-name="Fuente_20_de_20_párrafo_20_predeter."><text:span text:style-name="T71">que se relaciona</text:span></text:span><text:span text:style-name="Fuente_20_de_20_párrafo_20_predeter."><text:span text:style-name="T75">n </text:span></text:span><text:span text:style-name="Fuente_20_de_20_párrafo_20_predeter."><text:span text:style-name="T74">en virtud de los presupuestos presentados</text:span></text:span><text:span text:style-name="Fuente_20_de_20_párrafo_20_predeter."><text:span text:style-name="T75">:</text:span></text:span></text:p>
      <text:p text:style-name="P69"><text:span text:style-name="Fuente_20_de_20_párrafo_20_predeter."><text:span text:style-name="T75"/></text:span></text:p>
      <text:list xml:id="list112923258221070" text:continue-list="list112924757838860" text:style-name="L3">
        <text:list-header>
          <text:p text:style-name="P70"><text:span text:style-name="T88">S</text:span><text:span text:style-name="T89">UMINISTROS </text:span><text:span text:style-name="T88">a contratar: </text:span><text:span text:style-name="T90">(eliminar si no procede)</text:span></text:p>
        </text:list-header>
      </text:list>
      <text:p text:style-name="P71"/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p text:style-name="P41">EMPRESA/PROVEEDOR</text:p>
          </table:table-cell>
          <table:table-cell table:style-name="Tabla1.A1" table:number-columns-spanned="4" office:value-type="string">
            <text:p text:style-name="P41">[suministros_proveedor;type='text';title='<text:span text:style-name="T77">Suministros </text:span>Proveedor';placeholder='Nombre proveedor']</text:p>
          </table:table-cell>
          <table:covered-table-cell/>
          <table:covered-table-cell/>
          <table:covered-table-cell/>
          <table:table-cell table:style-name="Tabla1.A1" office:value-type="string">
            <text:p text:style-name="P42">CIF/NIF</text:p>
          </table:table-cell>
          <table:table-cell table:style-name="Tabla1.G1" table:number-columns-spanned="2" office:value-type="string">
            <text:p text:style-name="P43">[suministros_cif;type='text';title='Suministros CIF/NIF';placeholder='B12345678']</text:p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41">Correo electrónico</text:p>
          </table:table-cell>
          <table:covered-table-cell/>
          <table:table-cell table:style-name="Tabla1.A2" table:number-columns-spanned="2" office:value-type="string">
            <text:p text:style-name="P41">[suministros_email;type='email';title='Suministros Correo';placeholder='proveedor@correo.es']</text:p>
          </table:table-cell>
          <table:covered-table-cell/>
          <table:table-cell table:style-name="Tabla1.A2" office:value-type="string">
            <text:p text:style-name="P42">Teléfono</text:p>
          </table:table-cell>
          <table:table-cell table:style-name="Tabla1.F2" table:number-columns-spanned="3" office:value-type="string">
            <text:p text:style-name="P72">[suministros_telefono;type='text';title='Suministros Teléfono';placeholder='600000000']</text:p>
          </table:table-cell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41">CONCEPTOS</text:p>
          </table:table-cell>
          <table:covered-table-cell/>
          <table:table-cell table:style-name="Tabla1.C3" office:value-type="string">
            <text:p text:style-name="P44"><text:span text:style-name="T78">CANTIDAD</text:span><text:span text:style-name="T79"> </text:span></text:p>
          </table:table-cell>
          <table:table-cell table:style-name="Tabla1.D3" office:value-type="string">
            <text:p text:style-name="P45">IMPORTE UNITARIO</text:p>
          </table:table-cell>
          <table:table-cell table:style-name="Tabla1.E3" office:value-type="string">
            <text:p text:style-name="P46">IMPORT<text:span text:style-name="T68">E SIN IMPUESTOS</text:span></text:p>
          </table:table-cell>
          <table:table-cell table:style-name="Tabla1.F3" office:value-type="string">
            <text:p text:style-name="P42">IGIC</text:p>
          </table:table-cell>
          <table:table-cell table:style-name="Tabla1.G3" office:value-type="string">
            <text:p text:style-name="P43">IRPF</text:p>
          </table:table-cell>
          <table:table-cell table:style-name="Tabla1.H3" office:value-type="string">
            <text:p text:style-name="P47">TOTAL</text:p>
          </table:table-cell>
        </table:table-row>
        <table:table-row table:style-name="Tabla1.4">
          <table:table-cell table:style-name="Tabla1.A4" table:number-columns-spanned="2" office:value-type="string">
            <text:list text:continue-list="list112925153765616" text:style-name="L4">
              <text:list-header>
                <text:p text:style-name="P48">[g_suministros.concepto;block=tbs:row;type='text';title='Concepto']</text:p>
              </text:list-header>
            </text:list>
          </table:table-cell>
          <table:covered-table-cell/>
          <table:table-cell table:style-name="Tabla1.C4" office:value-type="string">
            <text:list xml:id="list112925110000493" text:continue-numbering="true" text:style-name="L4">
              <text:list-header>
                <text:p text:style-name="P48"><office:annotation office:name="__Annotation__984_536106282" loext:resolved="false"><dc:creator>NATALIA RODRIGUEZ HERNANDEZ</dc:creator><dc:date>2025-06-13T11:51:24.308927732</dc:date><text:p text:style-name="P51"><text:span text:style-name="T81">AQUÍ EXPLICAR BIEN LO QUE ES.</text:span></text:p></office:annotation>[g_suministros.cantidad;type='number';title='Cantidad';minvalue='1']</text:p>
              </text:list-header>
            </text:list>
          </table:table-cell>
          <table:table-cell table:style-name="Tabla1.D4" office:value-type="string">
            <text:p text:style-name="P49">[g_suministros.unitario;type='text';title='Importe unitario']</text:p>
          </table:table-cell>
          <table:table-cell table:style-name="Tabla1.E4" office:value-type="string">
            <text:p text:style-name="P50">[g_suministros.sinimpuestos;type='text';title='Importe sin impuestos']</text:p>
          </table:table-cell>
          <table:table-cell table:style-name="Tabla1.F4" office:value-type="string">
            <text:p text:style-name="P50">[g_suministros.igic;type='text';title='IGIC']<office:annotation office:name="__Annotation__985_536106282" loext:resolved="false"><dc:creator>NATALIA RODRIGUEZ HERNANDEZ</dc:creator><dc:date>2025-06-20T11:53:06.010184778</dc:date><text:p text:style-name="P51"><text:span text:style-name="T81">si la empresa está exenta de IGIC deben de justificarlo en la casilla y tanto presupuesto como factura debe aparecer.</text:span></text:p></office:annotation><office:annotation office:name="__Annotation__986_536106282" loext:resolved="false"><dc:creator>NATALIA RODRIGUEZ HERNANDEZ</dc:creator><dc:date>2025-06-18T09:38:56.815443991</dc:date><text:p text:style-name="P51"><text:span text:style-name="T81">especificar si es IGIC O IRFP ASÍ COMO EL PORCENTAJE</text:span></text:p></office:annotation></text:p>
          </table:table-cell>
          <table:table-cell table:style-name="Tabla1.G4" office:value-type="string">
            <text:p text:style-name="P50">[g_suministros.irpf;type='text';title='IRPF']</text:p>
          </table:table-cell>
          <table:table-cell table:style-name="Tabla1.H4" office:value-type="string">
            <text:p text:style-name="P50">[g_suministros.total;type='text';title='Total']</text:p>
          </table:table-cell>
        </table:table-row>
      </table:table>
      <text:p text:style-name="P73"><text:span text:style-name="T91"/></text:p>
      <text:p text:style-name="P52"><text:span text:style-name="Fuente_20_de_20_párrafo_20_predeter."><text:span text:style-name="T82">PONER ESTO SI ESTÁ EXENTO, SI NO BORRARLO:</text:span></text:span></text:p>
      <text:p text:style-name="P52"><text:span text:style-name="Fuente_20_de_20_párrafo_20_predeter."><text:span text:style-name="T92">* Operación exenta del Impuesto General Indirecto Canario.</text:span></text:span></text:p>
      <text:p text:style-name="P74"><text:span text:style-name="Fuente_20_de_20_párrafo_20_predeter."><text:span text:style-name="T93">[onshow;block=end]</text:span></text:span></text:p>
      <text:p text:style-name="P74"><text:span text:style-name="Fuente_20_de_20_párrafo_20_predeter."><text:span text:style-name="T93">[onshow;block=begin;bloc=</text:span></text:span><text:span text:style-name="Fuente_20_de_20_párrafo_20_predeter."><text:span text:style-name="T94">expertos</text:span></text:span><text:span text:style-name="Fuente_20_de_20_párrafo_20_predeter."><text:span text:style-name="T93">_proveedor]<text:line-break/>Para el desarrollo del proyecto </text:span></text:span><text:span text:style-name="Fuente_20_de_20_párrafo_20_predeter."><text:span text:style-name="T95">es</text:span></text:span><text:span text:style-name="Fuente_20_de_20_párrafo_20_predeter."><text:span text:style-name="T93"> necesaria la </text:span></text:span><text:span text:style-name="Fuente_20_de_20_párrafo_20_predeter."><text:span text:style-name="T96">designación de los siguientes expertos </text:span></text:span><text:span text:style-name="Fuente_20_de_20_párrafo_20_predeter."><text:span text:style-name="T97">al no contar el </text:span></text:span><text:soft-page-break/><text:span text:style-name="Fuente_20_de_20_párrafo_20_predeter."><text:span text:style-name="T97">centro directivo con personal suficiente y adecuado para su ejecución:</text:span></text:span></text:p>
      <text:list text:continue-list="list112923258221070" text:style-name="L3">
        <text:list-header>
          <text:p text:style-name="P75">PERSONAL experto <text:span text:style-name="T98">a contratar</text:span>: <text:span text:style-name="T91">(eliminar si no procede)</text:span></text:p>
        </text:list-header>
      </text:list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p text:style-name="P41">EMPRESA/PROVEEDOR</text:p>
          </table:table-cell>
          <table:table-cell table:style-name="Tabla4.A1" table:number-columns-spanned="4" office:value-type="string">
            <text:p text:style-name="P41">[expertos_proveedor;type='text';title='<text:span text:style-name="T77">Personal </text:span>Proveedor/Experto';placeholder='Nombre del experto']</text:p>
          </table:table-cell>
          <table:covered-table-cell/>
          <table:covered-table-cell/>
          <table:covered-table-cell/>
          <table:table-cell table:style-name="Tabla4.A1" office:value-type="string">
            <text:p text:style-name="P42">CIF/NIF</text:p>
          </table:table-cell>
          <table:table-cell table:style-name="Tabla4.G1" table:number-columns-spanned="2" office:value-type="string">
            <text:p text:style-name="P43">[expertos_cif;type='text';title='<text:span text:style-name="T77">Experto </text:span>CIF/NIF';placeholder='B12345678']</text:p>
          </table:table-cell>
          <table:covered-table-cell/>
        </table:table-row>
        <table:table-row table:style-name="Tabla4.1">
          <table:table-cell table:style-name="Tabla4.A2" table:number-columns-spanned="2" office:value-type="string">
            <text:p text:style-name="P41">Correo electrónico</text:p>
          </table:table-cell>
          <table:covered-table-cell/>
          <table:table-cell table:style-name="Tabla4.A2" table:number-columns-spanned="3" office:value-type="string">
            <text:p text:style-name="P41">[expertos_email;type='email';title='<text:span text:style-name="T77">Experto </text:span>Correo']</text:p>
          </table:table-cell>
          <table:covered-table-cell/>
          <table:covered-table-cell/>
          <table:table-cell table:style-name="Tabla4.A2" office:value-type="string">
            <text:p text:style-name="P76">Teléfono</text:p>
          </table:table-cell>
          <table:table-cell table:style-name="Tabla4.G2" table:number-columns-spanned="2" office:value-type="string">
            <text:p text:style-name="P41">[expertos_telefono;type='text';title='<text:span text:style-name="T77">Experto </text:span>Teléfono']</text:p>
          </table:table-cell>
          <table:covered-table-cell/>
        </table:table-row>
        <table:table-row table:style-name="Tabla4.3">
          <table:table-cell table:style-name="Tabla4.A3" table:number-columns-spanned="2" office:value-type="string">
            <text:p text:style-name="P41">CONCEPTOS</text:p>
          </table:table-cell>
          <table:covered-table-cell/>
          <table:table-cell table:style-name="Tabla4.C3" office:value-type="string">
            <text:p text:style-name="P44"><text:span text:style-name="T78">CANTIDAD</text:span><text:span text:style-name="T79"> </text:span></text:p>
          </table:table-cell>
          <table:table-cell table:style-name="Tabla4.D3" office:value-type="string">
            <text:p text:style-name="P45">IMPORTE UNITARIO</text:p>
          </table:table-cell>
          <table:table-cell table:style-name="Tabla4.E3" office:value-type="string">
            <text:p text:style-name="P46">IMPORT<text:span text:style-name="T68">E SIN IMPUESTOS</text:span></text:p>
          </table:table-cell>
          <table:table-cell table:style-name="Tabla4.F3" office:value-type="string">
            <text:p text:style-name="P42">IGIC</text:p>
          </table:table-cell>
          <table:table-cell table:style-name="Tabla4.G3" office:value-type="string">
            <text:p text:style-name="P43">IRPF</text:p>
          </table:table-cell>
          <table:table-cell table:style-name="Tabla4.H3" office:value-type="string">
            <text:p text:style-name="P47">TOTAL</text:p>
          </table:table-cell>
        </table:table-row>
        <table:table-row table:style-name="Tabla4.4">
          <table:table-cell table:style-name="Tabla4.A4" table:number-columns-spanned="2" office:value-type="string">
            <text:list text:continue-list="list112925110000493" text:style-name="L4">
              <text:list-header>
                <text:p text:style-name="P48">[g_expertos.concepto;type='text';block=tbs:row;title='Concepto']</text:p>
              </text:list-header>
            </text:list>
          </table:table-cell>
          <table:covered-table-cell/>
          <table:table-cell table:style-name="Tabla4.C4" office:value-type="string">
            <text:list text:continue-numbering="true" text:style-name="L4">
              <text:list-header>
                <text:p text:style-name="P48"><office:annotation office:name="__Annotation__987_536106282" loext:resolved="false"><dc:creator>NATALIA RODRIGUEZ HERNANDEZ</dc:creator><dc:date>2025-06-13T11:51:24.308927732</dc:date><text:p text:style-name="P51"><text:span text:style-name="T81">AQUÍ EXPLICAR BIEN LO QUE ES.</text:span></text:p></office:annotation>[g_expertos.cantidad;type='number';minvalue='1']</text:p>
              </text:list-header>
            </text:list>
          </table:table-cell>
          <table:table-cell table:style-name="Tabla4.D4" office:value-type="string">
            <text:p text:style-name="P49">[g_expertos.unitario;type='text';title='Importe unitario']</text:p>
          </table:table-cell>
          <table:table-cell table:style-name="Tabla4.E4" office:value-type="string">
            <text:p text:style-name="P50">[g_expertos.sinimpuestos;type='text';title='Importe sin impuestos']</text:p>
          </table:table-cell>
          <table:table-cell table:style-name="Tabla4.F4" office:value-type="string">
            <text:p text:style-name="P50">[g_expertos.igic;type='text']<office:annotation office:name="__Annotation__988_536106282" loext:resolved="false"><dc:creator>NATALIA RODRIGUEZ HERNANDEZ</dc:creator><dc:date>2025-06-20T11:53:06.010184778</dc:date><text:p text:style-name="P51"><text:span text:style-name="T81">si la empresa está exenta de IGIC deben de justificarlo en la casilla y tanto presupuesto como factura debe aparecer.</text:span></text:p></office:annotation><office:annotation office:name="__Annotation__989_536106282" loext:resolved="false"><dc:creator>NATALIA RODRIGUEZ HERNANDEZ</dc:creator><dc:date>2025-06-18T09:38:56.815443991</dc:date><text:p text:style-name="P51"><text:span text:style-name="T81">especificar si es IGIC O IRFP ASÍ COMO EL PORCENTAJE</text:span></text:p></office:annotation></text:p>
          </table:table-cell>
          <table:table-cell table:style-name="Tabla4.G4" office:value-type="string">
            <text:p text:style-name="P50">[g_expertos.irpf;type='text']</text:p>
          </table:table-cell>
          <table:table-cell table:style-name="Tabla4.H4" office:value-type="string">
            <text:p text:style-name="P50">[g_expertos.total;type='text']</text:p>
          </table:table-cell>
        </table:table-row>
      </table:table>
      <text:p text:style-name="P77"><text:span text:style-name="Fuente_20_de_20_párrafo_20_predeter."><text:span text:style-name="T99">[onshow;block=end]</text:span></text:span></text:p>
      <text:p text:style-name="P78"><text:span text:style-name="Fuente_20_de_20_párrafo_20_predeter."><text:span text:style-name="T100">La forma de pago será de una sola vez, contra factura </text:span></text:span><text:span text:style-name="Fuente_20_de_20_párrafo_20_predeter."><text:span text:style-name="T101">y </text:span></text:span><text:span text:style-name="Fuente_20_de_20_párrafo_20_predeter."><text:span text:style-name="T100">una vez se </text:span></text:span><text:span text:style-name="Fuente_20_de_20_párrafo_20_predeter."><text:span text:style-name="T102">lleve a cabo la entrega </text:span></text:span><text:span text:style-name="Fuente_20_de_20_párrafo_20_predeter."><text:span text:style-name="T103">de los artículos que integran el suministro </text:span></text:span><text:span text:style-name="Fuente_20_de_20_párrafo_20_predeter."><text:span text:style-name="T104">o el desarrollo del correspondiente servicio</text:span></text:span><text:span text:style-name="Fuente_20_de_20_párrafo_20_predeter."><text:span text:style-name="T102">.</text:span></text:span></text:p>
      <text:p text:style-name="P79"><text:span text:style-name="T105">El importe de cada servicio o suministro </text:span>es inferior a quince mil (15.000,00.-) euros, por lo que se considera un contrato menor de acuerdo con lo dispuesto en el artículo 118 de la Ley 9/2017, de 8 de noviembre, de Contratos del Sector Público, por la que se transponen al ordenamiento jurídico español las Directivas del Parlamento Europeo y del Consejo 2014/23/UE y 2014/24/UE, de 26 de febrero de 2014 (LCSP), cuyo expediente de contratación sólo requiere de la aprobación del gasto y la incorporación al mismo de la factura correspondiente, tal y como dispone el mencionado artículo.</text:p>
      <text:p text:style-name="P79">Se ha comprobado que al contratista <text:span text:style-name="T106">propuesto </text:span>no se le han adjudicado en el presente ejercicio contratos menores con el mismo objeto que individual o conjuntamente superen el valor estimado de 15.000 euros.</text:p>
      <text:p text:style-name="P78"><text:span text:style-name="Fuente_20_de_20_párrafo_20_predeter."><text:span text:style-name="T107">El órgano de contratación, que actúa en nombre de la Administración Pública de la Comunidad Autónoma de Canarias es </text:span></text:span><text:span text:style-name="Fuente_20_de_20_párrafo_20_predeter."><text:span text:style-name="T108">la Dirección General de Ordenación de las Enseñanzas, Inclusión e Innovación</text:span></text:span><text:span text:style-name="Fuente_20_de_20_párrafo_20_predeter."><text:span text:style-name="T107">, con arreglo a las facultades que le confiere </text:span></text:span><text:span text:style-name="Fuente_20_de_20_párrafo_20_predeter."><text:span text:style-name="T109">el artículo 19.3 del Decreto 212/1991, de 11 de septiembre, de organización de los Departamentos de la Administración Autonómica de Canarias</text:span></text:span><text:span text:style-name="Fuente_20_de_20_párrafo_20_predeter."><text:span text:style-name="T107">, hasta un máximo de 120.000,00 euros, cualquiera que sea el procedimiento de contratación.</text:span></text:span></text:p>
      <text:p text:style-name="P80"><text:soft-page-break/><text:span text:style-name="Fuente_20_de_20_párrafo_20_predeter."><text:span text:style-name="T110">En </text:span></text:span><text:span text:style-name="Fuente_20_de_20_párrafo_20_predeter."><text:span text:style-name="T111">consecuencia, </text:span></text:span><text:span text:style-name="Fuente_20_de_20_párrafo_20_predeter."><text:span text:style-name="T112">y a tenor de lo establecido en el art. 27.1 a) del Decreto 212/1991, de 11 de septiembre, de organización de los Departamentos de la Administración Autonómica de Canarias, </text:span></text:span><text:span text:style-name="Fuente_20_de_20_párrafo_20_predeter."><text:span text:style-name="T111">se eleva el presente informe </text:span></text:span><text:span text:style-name="Fuente_20_de_20_párrafo_20_predeter."><text:span text:style-name="T112">propuesta.</text:span></text:span></text:p>
      <text:p text:style-name="P81"/>
      <text:p text:style-name="P82"><text:span text:style-name="T105">EL RESPONSABLE</text:span> DE<text:span text:style-name="T113">L</text:span> SERVICIO DE ORDENACIÓN DE LAS ENSEÑANZAS</text:p>
      <text:p text:style-name="P83"/>
      <text:p text:style-name="P83">_________________________________________________________________________</text:p>
      <text:p text:style-name="P81"/>
      <text:p text:style-name="P81"><text:span text:style-name="T114">EL</text:span> DIRECTOR <text:span text:style-name="T105">GENERAL DE ORDENACIÓN DE LAS ENSEÑANZAS, </text:span><text:span text:style-name="T115">INCLUSIÓN E INNOVACIÓN</text:span></text:p>
      <text:p text:style-name="P84"/>
      <text:p text:style-name="P85"><text:span text:style-name="Fuente_20_de_20_párrafo_20_predeter."><text:span text:style-name="T116"/></text:span></text:p>
      <text:p text:style-name="P86"><text:span text:style-name="Fuente_20_de_20_párrafo_20_predeter."><text:span text:style-name="T117"/></text:span></text:p>
      <text:p text:style-name="P87"><text:span text:style-name="Fuente_20_de_20_párrafo_20_predeter."><text:span text:style-name="T118"/></text:span></text:p>
      <text:p text:style-name="P87"><text:span text:style-name="Fuente_20_de_20_párrafo_20_predeter."><text:span text:style-name="T118"/></text:span></text:p>
      <text:p text:style-name="P88"><text:span text:style-name="Fuente_20_de_20_párrafo_20_predeter."><text:span text:style-name="T11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, 'Courier New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_28_user_29_" style:class="list">
      <style:text-properties style:font-name-complex="Mangal1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1" style:font-family-complex="Mangal, 'Courier New'" style:font-family-generic-complex="roman" style:font-pitch-complex="variable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Arial2" fo:font-family="Arial" style:font-family-generic="swiss" style:font-pitch="variable" fo:font-size="10pt" fo:language="es" fo:country="ES" style:letter-kerning="true" style:font-name-asian="Times New Roman1" style:font-family-asian="'Times New Roman'" style:font-family-generic-asian="roman" style:font-pitch-asian="variable" style:font-size-asian="10pt" style:language-asian="zh" style:country-asian="CN" style:font-name-complex="Arial2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Descripció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ourier New'" style:font-family-generic-complex="roman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Párrafo_20_de_20_lista" style:display-name="Párrafo de lista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Sin_20_espaciado" style:display-name="Sin espaciado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Calibri" fo:font-family="Calibri" style:font-family-generic="swiss" style:font-pitch="variable" fo:font-size="11pt" fo:language="es" fo:country="ES" style:letter-kerning="true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_20__28_user_29_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tru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3" style:font-family-asian="Arial" style:font-family-generic-asian="system" style:font-pitch-asian="variable" style:font-size-asian="11pt" style:language-asian="zh" style:country-asian="CN" style:font-name-complex="Arial3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1" style:family="paragraph">
      <style:paragraph-properties fo:orphans="0" fo:widows="0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pitch="variable" fo:font-size="10pt" fo:language="es" fo:country="ES" style:font-name-asian="0" style:font-family-asian="0" style:font-family-generic-asian="system" style:font-pitch-asian="variable" style:font-size-asian="10pt" style:language-asian="es" style:country-asian="ES" style:font-name-complex="Mangal" style:font-family-complex="Mang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Trebuchet MS" fo:font-family="'Trebuchet MS'" style:font-family-generic="swiss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age_20_Number" style:display-name="Page Number" style:family="text" style:parent-style-name="Fuente_20_de_20_párrafo_20_predeter."/>
    <style:style style:name="Título_20_1_20_Car" style:display-name="Título 1 Car" style:family="text">
      <style:text-properties fo:font-variant="small-caps" fo:color="#003366" loext:opacity="100%" style:font-name="Arial2" fo:font-family="Arial" style:font-family-generic="swiss" style:font-pitch="variable" fo:font-size="14pt" fo:language="es" fo:country="ES" fo:font-weight="bold" style:letter-kerning="true" style:font-size-asian="14pt" style:font-weight-asian="bold" style:font-name-complex="Arial2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Fuente_20_de_20_párrafo_20_predeter."/>
    <style:style style:name="Sin_20_espaciado_20_Car" style:display-name="Sin espaciado Car" style:family="text">
      <style:text-properties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/>
    <style:style style:name="ListLabel_20_161" style:display-name="ListLabel 161" style:family="text"/>
    <style:style style:name="ListLabel_20_160" style:display-name="ListLabel 160" style:family="text"/>
    <style:style style:name="ListLabel_20_159" style:display-name="ListLabel 159" style:family="text"/>
    <style:style style:name="ListLabel_20_158" style:display-name="ListLabel 158" style:family="text"/>
    <style:style style:name="ListLabel_20_157" style:display-name="ListLabel 157" style:family="text"/>
    <style:style style:name="ListLabel_20_156" style:display-name="ListLabel 156" style:family="text"/>
    <style:style style:name="ListLabel_20_155" style:display-name="ListLabel 155" style:family="text"/>
    <style:style style:name="ListLabel_20_154" style:display-name="ListLabel 154" style:family="text"/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/>
    <style:style style:name="ListLabel_20_134" style:display-name="ListLabel 134" style:family="text"/>
    <style:style style:name="ListLabel_20_133" style:display-name="ListLabel 133" style:family="text"/>
    <style:style style:name="ListLabel_20_132" style:display-name="ListLabel 132" style:family="text"/>
    <style:style style:name="ListLabel_20_131" style:display-name="ListLabel 131" style:family="text"/>
    <style:style style:name="ListLabel_20_130" style:display-name="ListLabel 130" style:family="text"/>
    <style:style style:name="ListLabel_20_129" style:display-name="ListLabel 129" style:family="text"/>
    <style:style style:name="ListLabel_20_128" style:display-name="ListLabel 128" style:family="text"/>
    <style:style style:name="ListLabel_20_127" style:display-name="ListLabel 127" style:family="text"/>
    <style:style style:name="ListLabel_20_126" style:display-name="ListLabel 126" style:family="text"/>
    <style:style style:name="ListLabel_20_125" style:display-name="ListLabel 125" style:family="text"/>
    <style:style style:name="ListLabel_20_124" style:display-name="ListLabel 124" style:family="text"/>
    <style:style style:name="ListLabel_20_123" style:display-name="ListLabel 123" style:family="text"/>
    <style:style style:name="ListLabel_20_122" style:display-name="ListLabel 122" style:family="text"/>
    <style:style style:name="ListLabel_20_121" style:display-name="ListLabel 121" style:family="text"/>
    <style:style style:name="ListLabel_20_120" style:display-name="ListLabel 120" style:family="text"/>
    <style:style style:name="ListLabel_20_119" style:display-name="ListLabel 119" style:family="text"/>
    <style:style style:name="ListLabel_20_118" style:display-name="ListLabel 118" style:family="text"/>
    <style:style style:name="ListLabel_20_117" style:display-name="ListLabel 117" style:family="text"/>
    <style:style style:name="ListLabel_20_116" style:display-name="ListLabel 116" style:family="text"/>
    <style:style style:name="ListLabel_20_115" style:display-name="ListLabel 115" style:family="text"/>
    <style:style style:name="ListLabel_20_114" style:display-name="ListLabel 114" style:family="text"/>
    <style:style style:name="ListLabel_20_113" style:display-name="ListLabel 113" style:family="text"/>
    <style:style style:name="ListLabel_20_112" style:display-name="ListLabel 112" style:family="text"/>
    <style:style style:name="ListLabel_20_111" style:display-name="ListLabel 111" style:family="text"/>
    <style:style style:name="ListLabel_20_110" style:display-name="ListLabel 110" style:family="text"/>
    <style:style style:name="ListLabel_20_109" style:display-name="ListLabel 109" style:family="text"/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Trebuchet MS1" style:font-family-complex="'Trebuchet MS'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Trebuchet MS1" style:font-family-complex="'Trebuchet MS'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Trebuchet MS1" style:font-family-complex="'Trebuchet MS'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/>
    <style:style style:name="ListLabel_20_98" style:display-name="ListLabel 98" style:family="text"/>
    <style:style style:name="ListLabel_20_97" style:display-name="ListLabel 97" style:family="text"/>
    <style:style style:name="ListLabel_20_96" style:display-name="ListLabel 96" style:family="text"/>
    <style:style style:name="ListLabel_20_95" style:display-name="ListLabel 95" style:family="text"/>
    <style:style style:name="ListLabel_20_94" style:display-name="ListLabel 94" style:family="text"/>
    <style:style style:name="ListLabel_20_93" style:display-name="ListLabel 93" style:family="text"/>
    <style:style style:name="ListLabel_20_92" style:display-name="ListLabel 92" style:family="text"/>
    <style:style style:name="ListLabel_20_91" style:display-name="ListLabel 91" style:family="text"/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4" style:display-name="ListLabel 74" style:family="text"/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2" style:display-name="ListLabel 72" style:family="text"/>
    <style:style style:name="ListLabel_20_71" style:display-name="ListLabel 71" style:family="text"/>
    <style:style style:name="ListLabel_20_70" style:display-name="ListLabel 70" style:family="text"/>
    <style:style style:name="ListLabel_20_69" style:display-name="ListLabel 69" style:family="text"/>
    <style:style style:name="ListLabel_20_68" style:display-name="ListLabel 68" style:family="text"/>
    <style:style style:name="ListLabel_20_67" style:display-name="ListLabel 67" style:family="text"/>
    <style:style style:name="ListLabel_20_66" style:display-name="ListLabel 66" style:family="text"/>
    <style:style style:name="ListLabel_20_65" style:display-name="ListLabel 65" style:family="text"/>
    <style:style style:name="ListLabel_20_64" style:display-name="ListLabel 64" style:family="text"/>
    <style:style style:name="ListLabel_20_63" style:display-name="ListLabel 63" style:family="text"/>
    <style:style style:name="ListLabel_20_62" style:display-name="ListLabel 62" style:family="text"/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/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/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/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/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/>
    <style:style style:name="ListLabel_20_46" style:display-name="ListLabel 46" style:family="text"/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Internet_20_link_20__28_WW_29_" style:display-name="Internet link (WW)" style:family="text"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ListLabel_20_172" style:display-name="ListLabel 172" style:family="text">
      <style:text-properties style:font-name-complex="OpenSymbol1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1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1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1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1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1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3z1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6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6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0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0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0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0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0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0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0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style:font-name="Trebuchet MS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2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2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2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2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2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2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5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5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5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5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5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5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5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5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6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6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7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7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7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7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7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7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7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7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WW8Num18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WW8Num18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WW8Num18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WW8Num18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WW8Num18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WW8Num18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WW8Num18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7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7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17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17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17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17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17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17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180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81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8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18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18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18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18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18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18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18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date-style style:name="N10113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language="none" fo:country="none" style:language-asian="none" style:country-asian="non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4" style:family="paragraph">
      <style:paragraph-properties fo:text-align="center" style:writing-mode="lr-tb"/>
    </style:style>
    <style:style style:name="MP5" style:family="paragraph">
      <loext:graphic-properties draw:fill="solid" draw:fill-color="#ffffff"/>
      <style:paragraph-properties fo:text-align="center"/>
    </style:style>
    <style:style style:name="MT1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1" style:font-size-asian="7.5pt" style:language-asian="es" style:country-asian="ES" style:font-name-complex="Times New Roman1" style:font-size-complex="7.5pt" style:language-complex="ar" style:country-complex="SA"/>
    </style:style>
    <style:style style:name="M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ffffff" draw:textarea-horizontal-align="justify" draw:textarea-vertical-align="top" draw:auto-grow-height="true" fo:min-height="0.72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3.31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.986cm" fo:margin-left="0cm" fo:margin-right="0cm" fo:margin-top="0.499cm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6 Copia 1 Copy 1 Copy 1" text:anchor-type="as-char" svg:width="0.794cm" svg:height="1.501cm" draw:z-index="7"><draw:image xlink:href="Pictures/1000000000000045000000856F587C46.jpg" xlink:type="simple" xlink:show="embed" xlink:actuate="onLoad" draw:mime-type="image/jpeg"/></draw:frame></text:p>
      </style:header>
      <style:footer>
        <text:p text:style-name="MP2"><text:bookmark-start text:name="PageNumWizard_FOOTER_Default Page Style3"/><text:page-number text:select-page="current">7</text:page-number><text:bookmark-end text:name="PageNumWizard_FOOTER_Default Page Style3"/></text:p>
      </style:footer>
      <style:footer-left>
        <text:p text:style-name="MP2"><text:bookmark-start text:name="PageNumWizard_FOOTER_Default Page Style2"/><text:page-number text:select-page="current">6</text:page-number><text:bookmark-end text:name="PageNumWizard_FOOTER_Default Page Style2"/></text:p>
      </style:footer-left>
    </style:master-page>
    <style:master-page style:name="First_20_Page" style:display-name="First Page" style:page-layout-name="Mpm2" draw:style-name="Mdp1" style:next-style-name="Standard">
      <style:header>
        <text:p text:style-name="MP3"><draw:frame text:anchor-type="char" draw:z-index="0" draw:name="Forma 3" draw:style-name="Mgr1" draw:text-style-name="MP5" svg:width="29.848cm" svg:height="1.23cm" draw:transform="rotate (1.5707963267949) translate (-1.920875cm 27.5955138888889cm)"><draw:text-box><text:p text:style-name="MP4"><text:span text:style-name="MT1">Avda. Buenos Aires 3-5, Edf. Tres de Mayo Planta 4ª <text:s/>| CP 38071 Santa Cruz de Tenerife <text:s/>| <text:s/>Tfno: 922 42 35 00 <text:s text:c="3"/>| Fax: 922 42 38 06</text:span></text:p><text:p text:style-name="MP4"><text:span text:style-name="MT1">Calle Granadera Canaria 2, Edf. Granadera Canaria Planta 1 ª <text:s/>| <text:s/>CP 35071 Las Palmas de Gran Canaria <text:s/>| <text:s/>Tfno: 928 45 54 00 <text:s/>|Fax: 928 45 57 42</text:span></text:p></draw:text-box></draw:frame><text:tab/><text:tab/><text:tab/><draw:frame draw:style-name="Mfr2" draw:name="Imagen2 Copy 1 Copy 1 Copy 1 Copy 1" text:anchor-type="char" svg:x="0.072cm" svg:y="0.018cm" svg:width="9.349cm" svg:height="2.17cm" draw:z-index="1"><draw:image xlink:href="Pictures/100000010000044D000000F6F396B0D7.png" xlink:type="simple" xlink:show="embed" xlink:actuate="onLoad" draw:mime-type="image/png"/></draw:frame></text:p>
      </style:header>
      <style:footer>
        <text:p text:style-name="MP2"><text:bookmark-start text:name="PageNumWizard_FOOTER_First Page1"/><text:page-number text:select-page="current">1</text:page-number><text:bookmark-end text:name="PageNumWizard_FOOTER_First Page1"/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hoja_a4</dc:title>
    <meta:creation-date>2023-08-07T12:47:46.338000000</meta:creation-date>
    <meta:editing-cycles>164</meta:editing-cycles>
    <meta:editing-duration>PT17H27M38S</meta:editing-duration>
    <meta:generator>LibreOffice/25.8.3.2$MacOSX_AARCH64 LibreOffice_project/8ca8d55c161d602844f5428fa4b58097424e324e</meta:generator>
    <dc:date>2025-12-03T11:29:22.998627000</dc:date>
    <meta:print-date>2025-04-07T14:48:24.399000000</meta:print-date>
    <meta:document-statistic meta:table-count="7" meta:image-count="2" meta:object-count="0" meta:page-count="7" meta:paragraph-count="181" meta:word-count="970" meta:character-count="9857" meta:non-whitespace-character-count="9080"/>
    <meta:user-defined meta:name="AppVersion">16.0000</meta:user-defined>
  </office:meta>
</office:document-meta>
</file>